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1">
            <text:p>30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71">
            <text:p>37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04">
            <text:p>50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079">
            <text:p>2907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208">
            <text:p>2920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434">
            <text:p>294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7">
            <text:p>2021-04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4 - 1.12)">
            <text:p>(0.64 - 1.1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7">
            <text:p>0.7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823.125">
            <text:p>823.12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55377342198428">
            <text:p>0.0355377342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685741365427">
            <text:p>1.1268574137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19.8490971422823">
            <text:p>19.849097142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26.625">
            <text:p>726.62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23591627699844">
            <text:p>0.0323591628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1530941590869">
            <text:p>1.1153094159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1.7651640749827">
            <text:p>21.76516407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600.25">
            <text:p>600.2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67789426723176">
            <text:p>0.0267789427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9513183842358">
            <text:p>1.0951318384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6.229085548604">
            <text:p>26.229085548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66">
            <text:p>366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4749143663107">
            <text:p>0.0147491437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5204837580891">
            <text:p>1.0520483758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567">
            <text:p>25567</text:p>
          </table:table-cell>
          <table:table-cell office:value-type="float" office:value="328.625">
            <text:p>328.625</text:p>
          </table:table-cell>
          <table:table-cell office:value-type="float" office:value="620.25">
            <text:p>620.25</text:p>
          </table:table-cell>
          <table:table-cell office:value-type="float" office:value="383.625">
            <text:p>383.625</text:p>
          </table:table-cell>
          <table:table-cell office:value-type="float" office:value="0.0291463414634146">
            <text:p>0.0291463415</text:p>
          </table:table-cell>
          <table:table-cell office:value-type="float" office:value="0.0375181466247278">
            <text:p>0.0375181466</text:p>
          </table:table-cell>
          <table:table-cell office:value-type="float" office:value="0.0150046935502797">
            <text:p>0.0150046936</text:p>
          </table:table-cell>
          <table:table-cell office:value-type="float" office:value="1.10367723319453">
            <text:p>1.1036772332</text:p>
          </table:table-cell>
          <table:table-cell office:value-type="float" office:value="1.13407243138581">
            <text:p>1.1340724314</text:p>
          </table:table-cell>
          <table:table-cell office:value-type="float" office:value="1.05295770344991">
            <text:p>1.0529577034</text:p>
          </table:table-cell>
          <table:table-cell office:value-type="float" office:value="24.1265328698922">
            <text:p>24.1265328699</text:p>
          </table:table-cell>
          <table:table-cell office:value-type="float" office:value="18.8194307548864">
            <text:p>18.8194307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7286">
            <text:p>27286</text:p>
          </table:table-cell>
          <table:table-cell office:value-type="float" office:value="410">
            <text:p>410</text:p>
          </table:table-cell>
          <table:table-cell office:value-type="float" office:value="519.25">
            <text:p>519.25</text:p>
          </table:table-cell>
          <table:table-cell office:value-type="float" office:value="636">
            <text:p>636</text:p>
          </table:table-cell>
          <table:table-cell office:value-type="float" office:value="0.0323624595469256">
            <text:p>0.0323624595</text:p>
          </table:table-cell>
          <table:table-cell office:value-type="float" office:value="0.0310519076665471">
            <text:p>0.0310519077</text:p>
          </table:table-cell>
          <table:table-cell office:value-type="float" office:value="0.0233086564538591">
            <text:p>0.0233086565</text:p>
          </table:table-cell>
          <table:table-cell office:value-type="float" office:value="1.11532137283858">
            <text:p>1.1153213728</text:p>
          </table:table-cell>
          <table:table-cell office:value-type="float" office:value="1.11057154993359">
            <text:p>1.1105715499</text:p>
          </table:table-cell>
          <table:table-cell office:value-type="float" office:value="1.08264515278125">
            <text:p>1.0826451528</text:p>
          </table:table-cell>
          <table:table-cell office:value-type="float" office:value="21.7629817826008">
            <text:p>21.7629817826</text:p>
          </table:table-cell>
          <table:table-cell office:value-type="float" office:value="22.6670165241993">
            <text:p>22.6670165242</text:p>
          </table:table-cell>
          <table:table-cell office:value-type="float" office:value="30.0830005050697">
            <text:p>30.083000505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8093">
            <text:p>28093</text:p>
          </table:table-cell>
          <table:table-cell office:value-type="float" office:value="254.5">
            <text:p>254.5</text:p>
          </table:table-cell>
          <table:table-cell office:value-type="float" office:value="625.125">
            <text:p>625.125</text:p>
          </table:table-cell>
          <table:table-cell office:value-type="float" office:value="676.625">
            <text:p>676.625</text:p>
          </table:table-cell>
          <table:table-cell office:value-type="float" office:value="0.018329132157004">
            <text:p>0.0183291322</text:p>
          </table:table-cell>
          <table:table-cell office:value-type="float" office:value="0.0348783685766892">
            <text:p>0.0348783686</text:p>
          </table:table-cell>
          <table:table-cell office:value-type="float" office:value="0.0240851813619051">
            <text:p>0.0240851814</text:p>
          </table:table-cell>
          <table:table-cell office:value-type="float" office:value="1.06481043843735">
            <text:p>1.0648104384</text:p>
          </table:table-cell>
          <table:table-cell office:value-type="float" office:value="1.12445863118377">
            <text:p>1.1244586312</text:p>
          </table:table-cell>
          <table:table-cell office:value-type="float" office:value="1.08543512285069">
            <text:p>1.0854351229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29.1241883383564">
            <text:p>29.12418833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13395">
            <text:p>13395</text:p>
          </table:table-cell>
          <table:table-cell office:value-type="float" office:value="18270">
            <text:p>18270</text:p>
          </table:table-cell>
          <table:table-cell office:value-type="float" office:value="26013">
            <text:p>26013</text:p>
          </table:table-cell>
          <table:table-cell office:value-type="float" office:value="540.875">
            <text:p>540.875</text:p>
          </table:table-cell>
          <table:table-cell office:value-type="float" office:value="261">
            <text:p>261</text:p>
          </table:table-cell>
          <table:table-cell office:value-type="float" office:value="755.5">
            <text:p>755.5</text:p>
          </table:table-cell>
          <table:table-cell office:value-type="float" office:value="0.0403788727136991">
            <text:p>0.0403788727</text:p>
          </table:table-cell>
          <table:table-cell office:value-type="float" office:value="0.0142857142857143">
            <text:p>0.0142857143</text:p>
          </table:table-cell>
          <table:table-cell office:value-type="float" office:value="0.0290431707223311">
            <text:p>0.0290431707</text:p>
          </table:table-cell>
          <table:table-cell office:value-type="float" office:value="1.14452174308674">
            <text:p>1.1445217431</text:p>
          </table:table-cell>
          <table:table-cell office:value-type="float" office:value="1.0504">
            <text:p>1.0504</text:p>
          </table:table-cell>
          <table:table-cell office:value-type="float" office:value="1.10330436882875">
            <text:p>1.1033043688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4.2110186663192">
            <text:p>24.211018666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13052">
            <text:p>13052</text:p>
          </table:table-cell>
          <table:table-cell office:value-type="float" office:value="18764">
            <text:p>18764</text:p>
          </table:table-cell>
          <table:table-cell office:value-type="float" office:value="25631">
            <text:p>25631</text:p>
          </table:table-cell>
          <table:table-cell office:value-type="float" office:value="452.75">
            <text:p>452.75</text:p>
          </table:table-cell>
          <table:table-cell office:value-type="float" office:value="859.625">
            <text:p>859.625</text:p>
          </table:table-cell>
          <table:table-cell office:value-type="float" office:value="363.5">
            <text:p>363.5</text:p>
          </table:table-cell>
          <table:table-cell office:value-type="float" office:value="0.0346881703953417">
            <text:p>0.0346881704</text:p>
          </table:table-cell>
          <table:table-cell office:value-type="float" office:value="0.0458124600298444">
            <text:p>0.04581246</text:p>
          </table:table-cell>
          <table:table-cell office:value-type="float" office:value="0.0141820451796652">
            <text:p>0.0141820452</text:p>
          </table:table-cell>
          <table:table-cell office:value-type="float" office:value="1.12376700394783">
            <text:p>1.1237670039</text:p>
          </table:table-cell>
          <table:table-cell office:value-type="float" office:value="1.16445722183267">
            <text:p>1.1644572218</text:p>
          </table:table-cell>
          <table:table-cell office:value-type="float" office:value="1.05003137372357">
            <text:p>1.0500313737</text:p>
          </table:table-cell>
          <table:table-cell office:value-type="float" office:value="20.3268391602612">
            <text:p>20.3268391603</text:p>
          </table:table-cell>
          <table:table-cell office:value-type="float" office:value="15.474087996391">
            <text:p>15.4740879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20280">
            <text:p>20280</text:p>
          </table:table-cell>
          <table:table-cell office:value-type="float" office:value="28061">
            <text:p>28061</text:p>
          </table:table-cell>
          <table:table-cell office:value-type="float" office:value="439.875">
            <text:p>439.875</text:p>
          </table:table-cell>
          <table:table-cell office:value-type="float" office:value="448.125">
            <text:p>448.125</text:p>
          </table:table-cell>
          <table:table-cell office:value-type="float" office:value="1160.375">
            <text:p>1160.375</text:p>
          </table:table-cell>
          <table:table-cell office:value-type="float" office:value="0.0331931029278599">
            <text:p>0.0331931029</text:p>
          </table:table-cell>
          <table:table-cell office:value-type="float" office:value="0.0220968934911243">
            <text:p>0.0220968935</text:p>
          </table:table-cell>
          <table:table-cell office:value-type="float" office:value="0.0413518762695556">
            <text:p>0.0413518763</text:p>
          </table:table-cell>
          <table:table-cell office:value-type="float" office:value="1.11833535312819">
            <text:p>1.1183353531</text:p>
          </table:table-cell>
          <table:table-cell office:value-type="float" office:value="1.07829614171477">
            <text:p>1.0782961417</text:p>
          </table:table-cell>
          <table:table-cell office:value-type="float" office:value="1.14808312317863">
            <text:p>1.1480831232</text:p>
          </table:table-cell>
          <table:table-cell office:value-type="float" office:value="21.2269527212188">
            <text:p>21.2269527212</text:p>
          </table:table-cell>
          <table:table-cell office:value-type="float" office:value="31.7138462983236">
            <text:p>31.7138462983</text:p>
          </table:table-cell>
          <table:table-cell office:value-type="float" office:value="17.1064031589669">
            <text:p>17.10640315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885">
            <text:p>13885</text:p>
          </table:table-cell>
          <table:table-cell office:value-type="float" office:value="20564">
            <text:p>20564</text:p>
          </table:table-cell>
          <table:table-cell office:value-type="float" office:value="29357">
            <text:p>29357</text:p>
          </table:table-cell>
          <table:table-cell office:value-type="float" office:value="254.5">
            <text:p>254.5</text:p>
          </table:table-cell>
          <table:table-cell office:value-type="float" office:value="502.25">
            <text:p>502.25</text:p>
          </table:table-cell>
          <table:table-cell office:value-type="float" office:value="1197.125">
            <text:p>1197.125</text:p>
          </table:table-cell>
          <table:table-cell office:value-type="float" office:value="0.018329132157004">
            <text:p>0.0183291322</text:p>
          </table:table-cell>
          <table:table-cell office:value-type="float" office:value="0.0244237502431434">
            <text:p>0.0244237502</text:p>
          </table:table-cell>
          <table:table-cell office:value-type="float" office:value="0.0407781789692407">
            <text:p>0.040778179</text:p>
          </table:table-cell>
          <table:table-cell office:value-type="float" office:value="1.06481043843735">
            <text:p>1.0648104384</text:p>
          </table:table-cell>
          <table:table-cell office:value-type="float" office:value="1.08665230421984">
            <text:p>1.0866523042</text:p>
          </table:table-cell>
          <table:table-cell office:value-type="float" office:value="1.14598283175724">
            <text:p>1.1459828318</text:p>
          </table:table-cell>
          <table:table-cell office:value-type="float" office:value="0">
            <text:p>0</text:p>
          </table:table-cell>
          <table:table-cell office:value-type="float" office:value="28.7252268157872">
            <text:p>28.7252268158</text:p>
          </table:table-cell>
          <table:table-cell office:value-type="float" office:value="17.342257476918">
            <text:p>17.342257476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14444">
            <text:p>14444</text:p>
          </table:table-cell>
          <table:table-cell office:value-type="float" office:value="19212">
            <text:p>19212</text:p>
          </table:table-cell>
          <table:table-cell office:value-type="float" office:value="31109">
            <text:p>31109</text:p>
          </table:table-cell>
          <table:table-cell office:value-type="float" office:value="241.625">
            <text:p>241.625</text:p>
          </table:table-cell>
          <table:table-cell office:value-type="float" office:value="657.75">
            <text:p>657.75</text:p>
          </table:table-cell>
          <table:table-cell office:value-type="float" office:value="1619.5">
            <text:p>1619.5</text:p>
          </table:table-cell>
          <table:table-cell office:value-type="float" office:value="0.0167283993353642">
            <text:p>0.0167283993</text:p>
          </table:table-cell>
          <table:table-cell office:value-type="float" office:value="0.034236414740787">
            <text:p>0.0342364147</text:p>
          </table:table-cell>
          <table:table-cell office:value-type="float" office:value="0.0520588897103732">
            <text:p>0.0520588897</text:p>
          </table:table-cell>
          <table:table-cell office:value-type="float" office:value="1.05909788278865">
            <text:p>1.0590978828</text:p>
          </table:table-cell>
          <table:table-cell office:value-type="float" office:value="1.12212483049759">
            <text:p>1.1221248305</text:p>
          </table:table-cell>
          <table:table-cell office:value-type="float" office:value="1.18751796486214">
            <text:p>1.1875179649</text:p>
          </table:table-cell>
          <table:table-cell office:value-type="float" office:value="0">
            <text:p>0</text:p>
          </table:table-cell>
          <table:table-cell office:value-type="float" office:value="20.5905335743043">
            <text:p>20.5905335743</text:p>
          </table:table-cell>
          <table:table-cell office:value-type="float" office:value="13.6583170110167">
            <text:p>13.65831701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4857">
            <text:p>14857</text:p>
          </table:table-cell>
          <table:table-cell office:value-type="float" office:value="20772">
            <text:p>20772</text:p>
          </table:table-cell>
          <table:table-cell office:value-type="float" office:value="34817">
            <text:p>34817</text:p>
          </table:table-cell>
          <table:table-cell office:value-type="float" office:value="682.875">
            <text:p>682.875</text:p>
          </table:table-cell>
          <table:table-cell office:value-type="float" office:value="1131.375">
            <text:p>1131.375</text:p>
          </table:table-cell>
          <table:table-cell office:value-type="float" office:value="1855">
            <text:p>1855</text:p>
          </table:table-cell>
          <table:table-cell office:value-type="float" office:value="0.0459631823382917">
            <text:p>0.0459631823</text:p>
          </table:table-cell>
          <table:table-cell office:value-type="float" office:value="0.0544663489312536">
            <text:p>0.0544663489</text:p>
          </table:table-cell>
          <table:table-cell office:value-type="float" office:value="0.0532785708131085">
            <text:p>0.0532785708</text:p>
          </table:table-cell>
          <table:table-cell office:value-type="float" office:value="1.16501186188012">
            <text:p>1.1650118619</text:p>
          </table:table-cell>
          <table:table-cell office:value-type="float" office:value="1.19644672426455">
            <text:p>1.1964467243</text:p>
          </table:table-cell>
          <table:table-cell office:value-type="float" office:value="1.19203866581734">
            <text:p>1.1920386658</text:p>
          </table:table-cell>
          <table:table-cell office:value-type="float" office:value="15.4244650959264">
            <text:p>15.4244650959</text:p>
          </table:table-cell>
          <table:table-cell office:value-type="float" office:value="13.0696649886304">
            <text:p>13.0696649886</text:p>
          </table:table-cell>
          <table:table-cell office:value-type="float" office:value="13.3534435482021">
            <text:p>13.353443548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6015">
            <text:p>16015</text:p>
          </table:table-cell>
          <table:table-cell office:value-type="float" office:value="22094">
            <text:p>22094</text:p>
          </table:table-cell>
          <table:table-cell office:value-type="float" office:value="36949">
            <text:p>36949</text:p>
          </table:table-cell>
          <table:table-cell office:value-type="float" office:value="378.375">
            <text:p>378.375</text:p>
          </table:table-cell>
          <table:table-cell office:value-type="float" office:value="1072.5">
            <text:p>1072.5</text:p>
          </table:table-cell>
          <table:table-cell office:value-type="float" office:value="1745.625">
            <text:p>1745.625</text:p>
          </table:table-cell>
          <table:table-cell office:value-type="float" office:value="0.0236262878551358">
            <text:p>0.0236262879</text:p>
          </table:table-cell>
          <table:table-cell office:value-type="float" office:value="0.0485425907486195">
            <text:p>0.0485425907</text:p>
          </table:table-cell>
          <table:table-cell office:value-type="float" office:value="0.0472441744025549">
            <text:p>0.0472441744</text:p>
          </table:table-cell>
          <table:table-cell office:value-type="float" office:value="1.08378608238949">
            <text:p>1.0837860824</text:p>
          </table:table-cell>
          <table:table-cell office:value-type="float" office:value="1.17451757852868">
            <text:p>1.1745175785</text:p>
          </table:table-cell>
          <table:table-cell office:value-type="float" office:value="1.1697293539583">
            <text:p>1.169729354</text:p>
          </table:table-cell>
          <table:table-cell office:value-type="float" office:value="29.6831886824873">
            <text:p>29.6831886825</text:p>
          </table:table-cell>
          <table:table-cell office:value-type="float" office:value="14.6229907577118">
            <text:p>14.6229907577</text:p>
          </table:table-cell>
          <table:table-cell office:value-type="float" office:value="15.0154977610285">
            <text:p>15.01549776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6145">
            <text:p>16145</text:p>
          </table:table-cell>
          <table:table-cell office:value-type="float" office:value="22018">
            <text:p>22018</text:p>
          </table:table-cell>
          <table:table-cell office:value-type="float" office:value="36907">
            <text:p>36907</text:p>
          </table:table-cell>
          <table:table-cell office:value-type="float" office:value="414.375">
            <text:p>414.375</text:p>
          </table:table-cell>
          <table:table-cell office:value-type="float" office:value="854">
            <text:p>854</text:p>
          </table:table-cell>
          <table:table-cell office:value-type="float" office:value="2074.375">
            <text:p>2074.375</text:p>
          </table:table-cell>
          <table:table-cell office:value-type="float" office:value="0.0256658408175906">
            <text:p>0.0256658408</text:p>
          </table:table-cell>
          <table:table-cell office:value-type="float" office:value="0.0387864474520847">
            <text:p>0.0387864475</text:p>
          </table:table-cell>
          <table:table-cell office:value-type="float" office:value="0.0562054623784106">
            <text:p>0.0562054624</text:p>
          </table:table-cell>
          <table:table-cell office:value-type="float" office:value="1.09112156421592">
            <text:p>1.0911215642</text:p>
          </table:table-cell>
          <table:table-cell office:value-type="float" office:value="1.13870116755396">
            <text:p>1.1387011676</text:p>
          </table:table-cell>
          <table:table-cell office:value-type="float" office:value="1.20291086416673">
            <text:p>1.2029108642</text:p>
          </table:table-cell>
          <table:table-cell office:value-type="float" office:value="27.3517130648069">
            <text:p>27.3517130648</text:p>
          </table:table-cell>
          <table:table-cell office:value-type="float" office:value="18.2152358195469">
            <text:p>18.2152358195</text:p>
          </table:table-cell>
          <table:table-cell office:value-type="float" office:value="12.6757962243935">
            <text:p>12.675796224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405">
            <text:p>15405</text:p>
          </table:table-cell>
          <table:table-cell office:value-type="float" office:value="23388">
            <text:p>23388</text:p>
          </table:table-cell>
          <table:table-cell office:value-type="float" office:value="38864">
            <text:p>38864</text:p>
          </table:table-cell>
          <table:table-cell office:value-type="float" office:value="543.25">
            <text:p>543.25</text:p>
          </table:table-cell>
          <table:table-cell office:value-type="float" office:value="1188">
            <text:p>1188</text:p>
          </table:table-cell>
          <table:table-cell office:value-type="float" office:value="2092.875">
            <text:p>2092.875</text:p>
          </table:table-cell>
          <table:table-cell office:value-type="float" office:value="0.0352645245050308">
            <text:p>0.0352645245</text:p>
          </table:table-cell>
          <table:table-cell office:value-type="float" office:value="0.0507952796305798">
            <text:p>0.0507952796</text:p>
          </table:table-cell>
          <table:table-cell office:value-type="float" office:value="0.0538512505146151">
            <text:p>0.0538512505</text:p>
          </table:table-cell>
          <table:table-cell office:value-type="float" office:value="1.1258632656772">
            <text:p>1.1258632657</text:p>
          </table:table-cell>
          <table:table-cell office:value-type="float" office:value="1.18284059315522">
            <text:p>1.1828405932</text:p>
          </table:table-cell>
          <table:table-cell office:value-type="float" office:value="1.19416329287785">
            <text:p>1.1941632929</text:p>
          </table:table-cell>
          <table:table-cell office:value-type="float" office:value="20.0002226008346">
            <text:p>20.0002226008</text:p>
          </table:table-cell>
          <table:table-cell office:value-type="float" office:value="13.989609268225">
            <text:p>13.9896092682</text:p>
          </table:table-cell>
          <table:table-cell office:value-type="float" office:value="13.2150590559092">
            <text:p>13.215059055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4857">
            <text:p>14857</text:p>
          </table:table-cell>
          <table:table-cell office:value-type="float" office:value="24932">
            <text:p>24932</text:p>
          </table:table-cell>
          <table:table-cell office:value-type="float" office:value="40051">
            <text:p>40051</text:p>
          </table:table-cell>
          <table:table-cell office:value-type="float" office:value="682.875">
            <text:p>682.875</text:p>
          </table:table-cell>
          <table:table-cell office:value-type="float" office:value="1146.375">
            <text:p>1146.375</text:p>
          </table:table-cell>
          <table:table-cell office:value-type="float" office:value="1591.75">
            <text:p>1591.75</text:p>
          </table:table-cell>
          <table:table-cell office:value-type="float" office:value="0.0459631823382917">
            <text:p>0.0459631823</text:p>
          </table:table-cell>
          <table:table-cell office:value-type="float" office:value="0.0459800657789187">
            <text:p>0.0459800658</text:p>
          </table:table-cell>
          <table:table-cell office:value-type="float" office:value="0.0397430775760905">
            <text:p>0.0397430776</text:p>
          </table:table-cell>
          <table:table-cell office:value-type="float" office:value="1.16501186188012">
            <text:p>1.1650118619</text:p>
          </table:table-cell>
          <table:table-cell office:value-type="float" office:value="1.16507399646632">
            <text:p>1.1650739965</text:p>
          </table:table-cell>
          <table:table-cell office:value-type="float" office:value="1.14219661545815">
            <text:p>1.1421966155</text:p>
          </table:table-cell>
          <table:table-cell office:value-type="float" office:value="15.4244650959264">
            <text:p>15.4244650959</text:p>
          </table:table-cell>
          <table:table-cell office:value-type="float" office:value="15.4189267529317">
            <text:p>15.4189267529</text:p>
          </table:table-cell>
          <table:table-cell office:value-type="float" office:value="17.7850246425424">
            <text:p>17.785024642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16270">
            <text:p>16270</text:p>
          </table:table-cell>
          <table:table-cell office:value-type="float" office:value="27475">
            <text:p>27475</text:p>
          </table:table-cell>
          <table:table-cell office:value-type="float" office:value="42355">
            <text:p>42355</text:p>
          </table:table-cell>
          <table:table-cell office:value-type="float" office:value="734.25">
            <text:p>734.25</text:p>
          </table:table-cell>
          <table:table-cell office:value-type="float" office:value="1328.5">
            <text:p>1328.5</text:p>
          </table:table-cell>
          <table:table-cell office:value-type="float" office:value="1043.875">
            <text:p>1043.875</text:p>
          </table:table-cell>
          <table:table-cell office:value-type="float" office:value="0.0451290719114935">
            <text:p>0.0451290719</text:p>
          </table:table-cell>
          <table:table-cell office:value-type="float" office:value="0.0483530482256597">
            <text:p>0.0483530482</text:p>
          </table:table-cell>
          <table:table-cell office:value-type="float" office:value="0.0246458505489317">
            <text:p>0.0246458505</text:p>
          </table:table-cell>
          <table:table-cell office:value-type="float" office:value="1.16194355262815">
            <text:p>1.1619435526</text:p>
          </table:table-cell>
          <table:table-cell office:value-type="float" office:value="1.17381818264433">
            <text:p>1.1738181826</text:p>
          </table:table-cell>
          <table:table-cell office:value-type="float" office:value="1.08745101610185">
            <text:p>1.0874510161</text:p>
          </table:table-cell>
          <table:table-cell office:value-type="float" office:value="15.7032404050198">
            <text:p>15.703240405</text:p>
          </table:table-cell>
          <table:table-cell office:value-type="float" office:value="14.6789750657503">
            <text:p>14.6789750658</text:p>
          </table:table-cell>
          <table:table-cell office:value-type="float" office:value="28.4694626370461">
            <text:p>28.46946263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75">
            <text:p>475</text:p>
          </table:table-cell>
          <table:table-cell office:value-type="float" office:value="17390">
            <text:p>17390</text:p>
          </table:table-cell>
          <table:table-cell office:value-type="float" office:value="27586">
            <text:p>27586</text:p>
          </table:table-cell>
          <table:table-cell office:value-type="float" office:value="45499">
            <text:p>45499</text:p>
          </table:table-cell>
          <table:table-cell office:value-type="float" office:value="675">
            <text:p>675</text:p>
          </table:table-cell>
          <table:table-cell office:value-type="float" office:value="1579.875">
            <text:p>1579.875</text:p>
          </table:table-cell>
          <table:table-cell office:value-type="float" office:value="1196">
            <text:p>1196</text:p>
          </table:table-cell>
          <table:table-cell office:value-type="float" office:value="0.0388154111558367">
            <text:p>0.0388154112</text:p>
          </table:table-cell>
          <table:table-cell office:value-type="float" office:value="0.0572708982817371">
            <text:p>0.0572708983</text:p>
          </table:table-cell>
          <table:table-cell office:value-type="float" office:value="0.0262862920064177">
            <text:p>0.026286292</text:p>
          </table:table-cell>
          <table:table-cell office:value-type="float" office:value="1.13880694588609">
            <text:p>1.1388069459</text:p>
          </table:table-cell>
          <table:table-cell office:value-type="float" office:value="1.20687685733447">
            <text:p>1.2068768573</text:p>
          </table:table-cell>
          <table:table-cell office:value-type="float" office:value="1.09335632155146">
            <text:p>1.0933563216</text:p>
          </table:table-cell>
          <table:table-cell office:value-type="float" office:value="18.2018991371822">
            <text:p>18.2018991372</text:p>
          </table:table-cell>
          <table:table-cell office:value-type="float" office:value="12.4463132446841">
            <text:p>12.4463132447</text:p>
          </table:table-cell>
          <table:table-cell office:value-type="float" office:value="26.7142250050587">
            <text:p>26.714225005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28995">
            <text:p>28995</text:p>
          </table:table-cell>
          <table:table-cell office:value-type="float" office:value="48192">
            <text:p>48192</text:p>
          </table:table-cell>
          <table:table-cell office:value-type="float" office:value="769.25">
            <text:p>769.25</text:p>
          </table:table-cell>
          <table:table-cell office:value-type="float" office:value="1360.75">
            <text:p>1360.75</text:p>
          </table:table-cell>
          <table:table-cell office:value-type="float" office:value="1038.25">
            <text:p>1038.25</text:p>
          </table:table-cell>
          <table:table-cell office:value-type="float" office:value="0.0419758812615956">
            <text:p>0.0419758813</text:p>
          </table:table-cell>
          <table:table-cell office:value-type="float" office:value="0.0469305052595275">
            <text:p>0.0469305053</text:p>
          </table:table-cell>
          <table:table-cell office:value-type="float" office:value="0.0215440322045153">
            <text:p>0.0215440322</text:p>
          </table:table-cell>
          <table:table-cell office:value-type="float" office:value="1.15036905464665">
            <text:p>1.1503690546</text:p>
          </table:table-cell>
          <table:table-cell office:value-type="float" office:value="1.16857361416322">
            <text:p>1.1685736142</text:p>
          </table:table-cell>
          <table:table-cell office:value-type="float" office:value="1.07631383755012">
            <text:p>1.0763138376</text:p>
          </table:table-cell>
          <table:table-cell office:value-type="float" office:value="16.8571855179351">
            <text:p>16.8571855179</text:p>
          </table:table-cell>
          <table:table-cell office:value-type="float" office:value="15.1135754861544">
            <text:p>15.1135754862</text:p>
          </table:table-cell>
          <table:table-cell office:value-type="float" office:value="32.5188544712454">
            <text:p>32.518854471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20578">
            <text:p>20578</text:p>
          </table:table-cell>
          <table:table-cell office:value-type="float" office:value="30072">
            <text:p>30072</text:p>
          </table:table-cell>
          <table:table-cell office:value-type="float" office:value="47330">
            <text:p>47330</text:p>
          </table:table-cell>
          <table:table-cell office:value-type="float" office:value="1093">
            <text:p>1093</text:p>
          </table:table-cell>
          <table:table-cell office:value-type="float" office:value="970.5">
            <text:p>970.5</text:p>
          </table:table-cell>
          <table:table-cell office:value-type="float" office:value="904.25">
            <text:p>904.25</text:p>
          </table:table-cell>
          <table:table-cell office:value-type="float" office:value="0.0531149771600739">
            <text:p>0.0531149772</text:p>
          </table:table-cell>
          <table:table-cell office:value-type="float" office:value="0.0322725458898643">
            <text:p>0.0322725459</text:p>
          </table:table-cell>
          <table:table-cell office:value-type="float" office:value="0.0191052186773716">
            <text:p>0.0191052187</text:p>
          </table:table-cell>
          <table:table-cell office:value-type="float" office:value="1.19143197362574">
            <text:p>1.1914319736</text:p>
          </table:table-cell>
          <table:table-cell office:value-type="float" office:value="1.11499528436222">
            <text:p>1.1149952844</text:p>
          </table:table-cell>
          <table:table-cell office:value-type="float" office:value="1.06758368375699">
            <text:p>1.0675836838</text:p>
          </table:table-cell>
          <table:table-cell office:value-type="float" office:value="13.3935227963484">
            <text:p>13.3935227963</text:p>
          </table:table-cell>
          <table:table-cell office:value-type="float" office:value="21.8226596077423">
            <text:p>21.8226596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21727">
            <text:p>21727</text:p>
          </table:table-cell>
          <table:table-cell office:value-type="float" office:value="31415">
            <text:p>31415</text:p>
          </table:table-cell>
          <table:table-cell office:value-type="float" office:value="45386">
            <text:p>45386</text:p>
          </table:table-cell>
          <table:table-cell office:value-type="float" office:value="1073.75">
            <text:p>1073.75</text:p>
          </table:table-cell>
          <table:table-cell office:value-type="float" office:value="775.375">
            <text:p>775.375</text:p>
          </table:table-cell>
          <table:table-cell office:value-type="float" office:value="686.75">
            <text:p>686.75</text:p>
          </table:table-cell>
          <table:table-cell office:value-type="float" office:value="0.0494200764026327">
            <text:p>0.0494200764</text:p>
          </table:table-cell>
          <table:table-cell office:value-type="float" office:value="0.0246816807257679">
            <text:p>0.0246816807</text:p>
          </table:table-cell>
          <table:table-cell office:value-type="float" office:value="0.0151313180275856">
            <text:p>0.015131318</text:p>
          </table:table-cell>
          <table:table-cell office:value-type="float" office:value="1.17775726155443">
            <text:p>1.1777572616</text:p>
          </table:table-cell>
          <table:table-cell office:value-type="float" office:value="1.08757988585255">
            <text:p>1.0875798859</text:p>
          </table:table-cell>
          <table:table-cell office:value-type="float" office:value="1.05340836839564">
            <text:p>1.0534083684</text:p>
          </table:table-cell>
          <table:table-cell office:value-type="float" office:value="14.3694067432574">
            <text:p>14.3694067433</text:p>
          </table:table-cell>
          <table:table-cell office:value-type="float" office:value="28.4286328273269">
            <text:p>28.4286328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21754">
            <text:p>21754</text:p>
          </table:table-cell>
          <table:table-cell office:value-type="float" office:value="33856">
            <text:p>33856</text:p>
          </table:table-cell>
          <table:table-cell office:value-type="float" office:value="45862">
            <text:p>45862</text:p>
          </table:table-cell>
          <table:table-cell office:value-type="float" office:value="1038.25">
            <text:p>1038.25</text:p>
          </table:table-cell>
          <table:table-cell office:value-type="float" office:value="758.625">
            <text:p>758.625</text:p>
          </table:table-cell>
          <table:table-cell office:value-type="float" office:value="721">
            <text:p>721</text:p>
          </table:table-cell>
          <table:table-cell office:value-type="float" office:value="0.0477268548312954">
            <text:p>0.0477268548</text:p>
          </table:table-cell>
          <table:table-cell office:value-type="float" office:value="0.0224074019376181">
            <text:p>0.0224074019</text:p>
          </table:table-cell>
          <table:table-cell office:value-type="float" office:value="0.0157210762722951">
            <text:p>0.0157210763</text:p>
          </table:table-cell>
          <table:table-cell office:value-type="float" office:value="1.17150858314683">
            <text:p>1.1715085831</text:p>
          </table:table-cell>
          <table:table-cell office:value-type="float" office:value="1.07941000643839">
            <text:p>1.0794100064</text:p>
          </table:table-cell>
          <table:table-cell office:value-type="float" office:value="1.05550818534179">
            <text:p>1.0555081853</text:p>
          </table:table-cell>
          <table:table-cell office:value-type="float" office:value="14.867091589709">
            <text:p>14.8670915897</text:p>
          </table:table-cell>
          <table:table-cell office:value-type="float" office:value="31.2791422534447">
            <text:p>31.2791422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21742">
            <text:p>21742</text:p>
          </table:table-cell>
          <table:table-cell office:value-type="float" office:value="34274">
            <text:p>34274</text:p>
          </table:table-cell>
          <table:table-cell office:value-type="float" office:value="47909">
            <text:p>47909</text:p>
          </table:table-cell>
          <table:table-cell office:value-type="float" office:value="1039.75">
            <text:p>1039.75</text:p>
          </table:table-cell>
          <table:table-cell office:value-type="float" office:value="448.875">
            <text:p>448.875</text:p>
          </table:table-cell>
          <table:table-cell office:value-type="float" office:value="787.25">
            <text:p>787.25</text:p>
          </table:table-cell>
          <table:table-cell office:value-type="float" office:value="0.0478221874712538">
            <text:p>0.0478221875</text:p>
          </table:table-cell>
          <table:table-cell office:value-type="float" office:value="0.0130966621929159">
            <text:p>0.0130966622</text:p>
          </table:table-cell>
          <table:table-cell office:value-type="float" office:value="0.0164321943684903">
            <text:p>0.0164321944</text:p>
          </table:table-cell>
          <table:table-cell office:value-type="float" office:value="1.17186010091388">
            <text:p>1.1718601009</text:p>
          </table:table-cell>
          <table:table-cell office:value-type="float" office:value="1.04617450189397">
            <text:p>1.0461745019</text:p>
          </table:table-cell>
          <table:table-cell office:value-type="float" office:value="1.05804191363277">
            <text:p>1.0580419136</text:p>
          </table:table-cell>
          <table:table-cell office:value-type="float" office:value="14.8381345842284">
            <text:p>14.83813458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617">
            <text:p>617</text:p>
          </table:table-cell>
          <table:table-cell office:value-type="float" office:value="22642">
            <text:p>22642</text:p>
          </table:table-cell>
          <table:table-cell office:value-type="float" office:value="34050">
            <text:p>34050</text:p>
          </table:table-cell>
          <table:table-cell office:value-type="float" office:value="47373">
            <text:p>47373</text:p>
          </table:table-cell>
          <table:table-cell office:value-type="float" office:value="679.375">
            <text:p>679.375</text:p>
          </table:table-cell>
          <table:table-cell office:value-type="float" office:value="429.875">
            <text:p>429.875</text:p>
          </table:table-cell>
          <table:table-cell office:value-type="float" office:value="-306.5">
            <text:p>-306.5</text:p>
          </table:table-cell>
          <table:table-cell office:value-type="float" office:value="0.0300050790566204">
            <text:p>0.0300050791</text:p>
          </table:table-cell>
          <table:table-cell office:value-type="float" office:value="0.0126248164464023">
            <text:p>0.0126248164</text:p>
          </table:table-cell>
          <table:table-cell office:value-type="float" office:value="-0.00646993012897642">
            <text:p>-0.0064699301</text:p>
          </table:table-cell>
          <table:table-cell office:value-type="float" office:value="1.10678237404579">
            <text:p>1.106782374</text:p>
          </table:table-cell>
          <table:table-cell office:value-type="float" office:value="1.04449925410341">
            <text:p>1.0444992541</text:p>
          </table:table-cell>
          <table:table-cell office:value-type="float" office:value="0.977437290140495">
            <text:p>0.9774372901</text:p>
          </table:table-cell>
          <table:table-cell office:value-type="float" office:value="23.4458609235689">
            <text:p>23.4458609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23528">
            <text:p>23528</text:p>
          </table:table-cell>
          <table:table-cell office:value-type="float" office:value="33736">
            <text:p>33736</text:p>
          </table:table-cell>
          <table:table-cell office:value-type="float" office:value="49882">
            <text:p>49882</text:p>
          </table:table-cell>
          <table:table-cell office:value-type="float" office:value="336.25">
            <text:p>336.25</text:p>
          </table:table-cell>
          <table:table-cell office:value-type="float" office:value="394.875">
            <text:p>394.875</text:p>
          </table:table-cell>
          <table:table-cell office:value-type="float" office:value="-218.625">
            <text:p>-218.625</text:p>
          </table:table-cell>
          <table:table-cell office:value-type="float" office:value="0.0142914824889493">
            <text:p>0.0142914825</text:p>
          </table:table-cell>
          <table:table-cell office:value-type="float" office:value="0.0117048553474034">
            <text:p>0.0117048553</text:p>
          </table:table-cell>
          <table:table-cell office:value-type="float" office:value="-0.00438284351068522">
            <text:p>-0.0043828435</text:p>
          </table:table-cell>
          <table:table-cell office:value-type="float" office:value="1.05042051179592">
            <text:p>1.0504205118</text:p>
          </table:table-cell>
          <table:table-cell office:value-type="float" office:value="1.04123552084777">
            <text:p>1.0412355208</text:p>
          </table:table-cell>
          <table:table-cell office:value-type="float" office:value="0.98469769797439">
            <text:p>0.9846976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02">
            <text:p>502</text:p>
          </table:table-cell>
          <table:table-cell office:value-type="float" office:value="24910">
            <text:p>24910</text:p>
          </table:table-cell>
          <table:table-cell office:value-type="float" office:value="33764">
            <text:p>33764</text:p>
          </table:table-cell>
          <table:table-cell office:value-type="float" office:value="51890">
            <text:p>51890</text:p>
          </table:table-cell>
          <table:table-cell office:value-type="float" office:value="419.25">
            <text:p>419.25</text:p>
          </table:table-cell>
          <table:table-cell office:value-type="float" office:value="444.75">
            <text:p>444.75</text:p>
          </table:table-cell>
          <table:table-cell office:value-type="float" office:value="-457.25">
            <text:p>-457.25</text:p>
          </table:table-cell>
          <table:table-cell office:value-type="float" office:value="0.016830590124448">
            <text:p>0.0168305901</text:p>
          </table:table-cell>
          <table:table-cell office:value-type="float" office:value="0.0131723137069068">
            <text:p>0.0131723137</text:p>
          </table:table-cell>
          <table:table-cell office:value-type="float" office:value="-0.00881190980921179">
            <text:p>-0.0088119098</text:p>
          </table:table-cell>
          <table:table-cell office:value-type="float" office:value="1.05946227221289">
            <text:p>1.0594622722</text:p>
          </table:table-cell>
          <table:table-cell office:value-type="float" office:value="1.04644317727702">
            <text:p>1.0464431773</text:p>
          </table:table-cell>
          <table:table-cell office:value-type="float" office:value="0.969310509186551">
            <text:p>0.9693105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757">
            <text:p>757</text:p>
          </table:table-cell>
          <table:table-cell office:value-type="float" office:value="26014">
            <text:p>26014</text:p>
          </table:table-cell>
          <table:table-cell office:value-type="float" office:value="34666">
            <text:p>34666</text:p>
          </table:table-cell>
          <table:table-cell office:value-type="float" office:value="49893">
            <text:p>49893</text:p>
          </table:table-cell>
          <table:table-cell office:value-type="float" office:value="9.25">
            <text:p>9.25</text:p>
          </table:table-cell>
          <table:table-cell office:value-type="float" office:value="-141.875">
            <text:p>-141.875</text:p>
          </table:table-cell>
          <table:table-cell office:value-type="float" office:value="-144">
            <text:p>-144</text:p>
          </table:table-cell>
          <table:table-cell office:value-type="float" office:value="0.000355577765818405">
            <text:p>0.0003555778</text:p>
          </table:table-cell>
          <table:table-cell office:value-type="float" office:value="-0.00409262678128426">
            <text:p>-0.0040926268</text:p>
          </table:table-cell>
          <table:table-cell office:value-type="float" office:value="-0.00288617641753352">
            <text:p>-0.0028861764</text:p>
          </table:table-cell>
          <table:table-cell office:value-type="float" office:value="1.00124476999404">
            <text:p>1.00124477</text:p>
          </table:table-cell>
          <table:table-cell office:value-type="float" office:value="0.985708635469688">
            <text:p>0.9857086355</text:p>
          </table:table-cell>
          <table:table-cell office:value-type="float" office:value="0.989914709366686">
            <text:p>0.9899147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25830">
            <text:p>25830</text:p>
          </table:table-cell>
          <table:table-cell office:value-type="float" office:value="33642">
            <text:p>33642</text:p>
          </table:table-cell>
          <table:table-cell office:value-type="float" office:value="47489">
            <text:p>47489</text:p>
          </table:table-cell>
          <table:table-cell office:value-type="float" office:value="109.5">
            <text:p>109.5</text:p>
          </table:table-cell>
          <table:table-cell office:value-type="float" office:value="392">
            <text:p>392</text:p>
          </table:table-cell>
          <table:table-cell office:value-type="float" office:value="-410.5">
            <text:p>-410.5</text:p>
          </table:table-cell>
          <table:table-cell office:value-type="float" office:value="0.00423925667828107">
            <text:p>0.0042392567</text:p>
          </table:table-cell>
          <table:table-cell office:value-type="float" office:value="0.011652101539742">
            <text:p>0.0116521015</text:p>
          </table:table-cell>
          <table:table-cell office:value-type="float" office:value="-0.00864410705637095">
            <text:p>-0.0086441071</text:p>
          </table:table-cell>
          <table:table-cell office:value-type="float" office:value="1.01487262211647">
            <text:p>1.0148726221</text:p>
          </table:table-cell>
          <table:table-cell office:value-type="float" office:value="1.04104846747087">
            <text:p>1.0410484675</text:p>
          </table:table-cell>
          <table:table-cell office:value-type="float" office:value="0.969892077652834">
            <text:p>0.96989207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24080">
            <text:p>24080</text:p>
          </table:table-cell>
          <table:table-cell office:value-type="float" office:value="32392">
            <text:p>32392</text:p>
          </table:table-cell>
          <table:table-cell office:value-type="float" office:value="49139">
            <text:p>49139</text:p>
          </table:table-cell>
          <table:table-cell office:value-type="float" office:value="60.25">
            <text:p>60.25</text:p>
          </table:table-cell>
          <table:table-cell office:value-type="float" office:value="464.5">
            <text:p>464.5</text:p>
          </table:table-cell>
          <table:table-cell office:value-type="float" office:value="-657.875">
            <text:p>-657.875</text:p>
          </table:table-cell>
          <table:table-cell office:value-type="float" office:value="0.00250207641196013">
            <text:p>0.0025020764</text:p>
          </table:table-cell>
          <table:table-cell office:value-type="float" office:value="0.0143399604840701">
            <text:p>0.0143399605</text:p>
          </table:table-cell>
          <table:table-cell office:value-type="float" office:value="-0.0133880420846985">
            <text:p>-0.0133880421</text:p>
          </table:table-cell>
          <table:table-cell office:value-type="float" office:value="1.00876953779915">
            <text:p>1.0087695378</text:p>
          </table:table-cell>
          <table:table-cell office:value-type="float" office:value="1.05059290524895">
            <text:p>1.0505929052</text:p>
          </table:table-cell>
          <table:table-cell office:value-type="float" office:value="0.953493162458444">
            <text:p>0.9534931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045">
            <text:p>25045</text:p>
          </table:table-cell>
          <table:table-cell office:value-type="float" office:value="32342">
            <text:p>32342</text:p>
          </table:table-cell>
          <table:table-cell office:value-type="float" office:value="49783">
            <text:p>49783</text:p>
          </table:table-cell>
          <table:table-cell office:value-type="float" office:value="22.75">
            <text:p>22.75</text:p>
          </table:table-cell>
          <table:table-cell office:value-type="float" office:value="-40.25">
            <text:p>-40.25</text:p>
          </table:table-cell>
          <table:table-cell office:value-type="float" office:value="-208.25">
            <text:p>-208.25</text:p>
          </table:table-cell>
          <table:table-cell office:value-type="float" office:value="0.000908364943102416">
            <text:p>0.0009083649</text:p>
          </table:table-cell>
          <table:table-cell office:value-type="float" office:value="-0.00124451178034754">
            <text:p>-0.0012445118</text:p>
          </table:table-cell>
          <table:table-cell office:value-type="float" office:value="-0.00418315489223229">
            <text:p>-0.0041831549</text:p>
          </table:table-cell>
          <table:table-cell office:value-type="float" office:value="1.00318089454952">
            <text:p>1.0031808945</text:p>
          </table:table-cell>
          <table:table-cell office:value-type="float" office:value="0.995647244435544">
            <text:p>0.9956472444</text:p>
          </table:table-cell>
          <table:table-cell office:value-type="float" office:value="0.985393255495498">
            <text:p>0.98539325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610">
            <text:p>25610</text:p>
          </table:table-cell>
          <table:table-cell office:value-type="float" office:value="33508">
            <text:p>33508</text:p>
          </table:table-cell>
          <table:table-cell office:value-type="float" office:value="47523">
            <text:p>47523</text:p>
          </table:table-cell>
          <table:table-cell office:value-type="float" office:value="10">
            <text:p>10</text:p>
          </table:table-cell>
          <table:table-cell office:value-type="float" office:value="76.25">
            <text:p>76.25</text:p>
          </table:table-cell>
          <table:table-cell office:value-type="float" office:value="-310.75">
            <text:p>-310.75</text:p>
          </table:table-cell>
          <table:table-cell office:value-type="float" office:value="0.000390472471690746">
            <text:p>0.0003904725</text:p>
          </table:table-cell>
          <table:table-cell office:value-type="float" office:value="0.00227557598185508">
            <text:p>0.002275576</text:p>
          </table:table-cell>
          <table:table-cell office:value-type="float" office:value="-0.00653893904004377">
            <text:p>-0.006538939</text:p>
          </table:table-cell>
          <table:table-cell office:value-type="float" office:value="1.00136695248967">
            <text:p>1.0013669525</text:p>
          </table:table-cell>
          <table:table-cell office:value-type="float" office:value="1.00797466529875">
            <text:p>1.0079746653</text:p>
          </table:table-cell>
          <table:table-cell office:value-type="float" office:value="0.977197518498435">
            <text:p>0.97719751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214">
            <text:p>33214</text:p>
          </table:table-cell>
          <table:table-cell office:value-type="float" office:value="48930">
            <text:p>48930</text:p>
          </table:table-cell>
          <table:table-cell office:value-type="float" office:value="130.375">
            <text:p>130.375</text:p>
          </table:table-cell>
          <table:table-cell office:value-type="float" office:value="90.25">
            <text:p>90.25</text:p>
          </table:table-cell>
          <table:table-cell office:value-type="float" office:value="539.625">
            <text:p>539.625</text:p>
          </table:table-cell>
          <table:table-cell office:value-type="float" office:value="0.00511575436531293">
            <text:p>0.0051157544</text:p>
          </table:table-cell>
          <table:table-cell office:value-type="float" office:value="0.00271722767507677">
            <text:p>0.0027172277</text:p>
          </table:table-cell>
          <table:table-cell office:value-type="float" office:value="0.0110285101164929">
            <text:p>0.0110285101</text:p>
          </table:table-cell>
          <table:table-cell office:value-type="float" office:value="1.01795643532634">
            <text:p>1.0179564353</text:p>
          </table:table-cell>
          <table:table-cell office:value-type="float" office:value="1.0095247681822">
            <text:p>1.0095247682</text:p>
          </table:table-cell>
          <table:table-cell office:value-type="float" office:value="1.03883817635709">
            <text:p>1.0388381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196">
            <text:p>34196</text:p>
          </table:table-cell>
          <table:table-cell office:value-type="float" office:value="49776">
            <text:p>49776</text:p>
          </table:table-cell>
          <table:table-cell office:value-type="float" office:value="25">
            <text:p>25</text:p>
          </table:table-cell>
          <table:table-cell office:value-type="float" office:value="-345.25">
            <text:p>-345.25</text:p>
          </table:table-cell>
          <table:table-cell office:value-type="float" office:value="1032.5">
            <text:p>1032.5</text:p>
          </table:table-cell>
          <table:table-cell office:value-type="float" office:value="0.00106541657788195">
            <text:p>0.0010654166</text:p>
          </table:table-cell>
          <table:table-cell office:value-type="float" office:value="-0.0100962100830506">
            <text:p>-0.0100962101</text:p>
          </table:table-cell>
          <table:table-cell office:value-type="float" office:value="0.0207429283188685">
            <text:p>0.0207429283</text:p>
          </table:table-cell>
          <table:table-cell office:value-type="float" office:value="1.00373118284306">
            <text:p>1.0037311828</text:p>
          </table:table-cell>
          <table:table-cell office:value-type="float" office:value="0.964863054287083">
            <text:p>0.9648630543</text:p>
          </table:table-cell>
          <table:table-cell office:value-type="float" office:value="1.07344357650351">
            <text:p>1.0734435765</text:p>
          </table:table-cell>
          <table:table-cell table:number-columns-repeated="2" office:value-type="float" office:value="0">
            <text:p>0</text:p>
          </table:table-cell>
          <table:table-cell office:value-type="float" office:value="33.7614594259117">
            <text:p>33.761459425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936">
            <text:p>35936</text:p>
          </table:table-cell>
          <table:table-cell office:value-type="float" office:value="51526">
            <text:p>51526</text:p>
          </table:table-cell>
          <table:table-cell office:value-type="float" office:value="-87.5">
            <text:p>-87.5</text:p>
          </table:table-cell>
          <table:table-cell office:value-type="float" office:value="530.75">
            <text:p>530.75</text:p>
          </table:table-cell>
          <table:table-cell office:value-type="float" office:value="1039.5">
            <text:p>1039.5</text:p>
          </table:table-cell>
          <table:table-cell office:value-type="float" office:value="-0.00360260210803689">
            <text:p>-0.0036026021</text:p>
          </table:table-cell>
          <table:table-cell office:value-type="float" office:value="0.0147693121104185">
            <text:p>0.0147693121</text:p>
          </table:table-cell>
          <table:table-cell office:value-type="float" office:value="0.0201742809455421">
            <text:p>0.0201742809</text:p>
          </table:table-cell>
          <table:table-cell office:value-type="float" office:value="0.987416330956091">
            <text:p>0.987416331</text:p>
          </table:table-cell>
          <table:table-cell office:value-type="float" office:value="1.05212013224369">
            <text:p>1.0521201322</text:p>
          </table:table-cell>
          <table:table-cell office:value-type="float" office:value="1.07140770646827">
            <text:p>1.0714077065</text:p>
          </table:table-cell>
          <table:table-cell table:number-columns-repeated="2" office:value-type="float" office:value="0">
            <text:p>0</text:p>
          </table:table-cell>
          <table:table-cell office:value-type="float" office:value="34.7033820064384">
            <text:p>34.703382006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270">
            <text:p>34270</text:p>
          </table:table-cell>
          <table:table-cell office:value-type="float" office:value="50805">
            <text:p>50805</text:p>
          </table:table-cell>
          <table:table-cell office:value-type="float" office:value="97.75">
            <text:p>97.75</text:p>
          </table:table-cell>
          <table:table-cell office:value-type="float" office:value="-74.875">
            <text:p>-74.875</text:p>
          </table:table-cell>
          <table:table-cell office:value-type="float" office:value="1052.25">
            <text:p>1052.25</text:p>
          </table:table-cell>
          <table:table-cell office:value-type="float" office:value="0.0038640945566668">
            <text:p>0.0038640946</text:p>
          </table:table-cell>
          <table:table-cell office:value-type="float" office:value="-0.00218485555879778">
            <text:p>-0.0021848556</text:p>
          </table:table-cell>
          <table:table-cell office:value-type="float" office:value="0.0207115441393564">
            <text:p>0.0207115441</text:p>
          </table:table-cell>
          <table:table-cell office:value-type="float" office:value="1.01355359615275">
            <text:p>1.0135535962</text:p>
          </table:table-cell>
          <table:table-cell office:value-type="float" office:value="0.992362361788081">
            <text:p>0.9923623618</text:p>
          </table:table-cell>
          <table:table-cell office:value-type="float" office:value="1.07333118188659">
            <text:p>1.0733311819</text:p>
          </table:table-cell>
          <table:table-cell table:number-columns-repeated="2" office:value-type="float" office:value="0">
            <text:p>0</text:p>
          </table:table-cell>
          <table:table-cell office:value-type="float" office:value="33.8120965377456">
            <text:p>33.812096537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24810">
            <text:p>24810</text:p>
          </table:table-cell>
          <table:table-cell office:value-type="float" office:value="34642">
            <text:p>34642</text:p>
          </table:table-cell>
          <table:table-cell office:value-type="float" office:value="50834">
            <text:p>50834</text:p>
          </table:table-cell>
          <table:table-cell office:value-type="float" office:value="-74">
            <text:p>-74</text:p>
          </table:table-cell>
          <table:table-cell office:value-type="float" office:value="444.75">
            <text:p>444.75</text:p>
          </table:table-cell>
          <table:table-cell office:value-type="float" office:value="250.75">
            <text:p>250.75</text:p>
          </table:table-cell>
          <table:table-cell office:value-type="float" office:value="-0.00298266827891979">
            <text:p>-0.0029826683</text:p>
          </table:table-cell>
          <table:table-cell office:value-type="float" office:value="0.0128384619825645">
            <text:p>0.012838462</text:p>
          </table:table-cell>
          <table:table-cell office:value-type="float" office:value="0.00493272219380729">
            <text:p>0.0049327222</text:p>
          </table:table-cell>
          <table:table-cell office:value-type="float" office:value="0.989578097791502">
            <text:p>0.9895780978</text:p>
          </table:table-cell>
          <table:table-cell office:value-type="float" office:value="1.04525767610689">
            <text:p>1.0452576761</text:p>
          </table:table-cell>
          <table:table-cell office:value-type="float" office:value="1.01731221790488">
            <text:p>1.0173122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425">
            <text:p>35425</text:p>
          </table:table-cell>
          <table:table-cell office:value-type="float" office:value="51196">
            <text:p>51196</text:p>
          </table:table-cell>
          <table:table-cell office:value-type="float" office:value="-14.125">
            <text:p>-14.125</text:p>
          </table:table-cell>
          <table:table-cell office:value-type="float" office:value="794.75">
            <text:p>794.75</text:p>
          </table:table-cell>
          <table:table-cell office:value-type="float" office:value="-230">
            <text:p>-230</text:p>
          </table:table-cell>
          <table:table-cell office:value-type="float" office:value="-0.000620442765527541">
            <text:p>-0.0006204428</text:p>
          </table:table-cell>
          <table:table-cell office:value-type="float" office:value="0.0224347212420607">
            <text:p>0.0224347212</text:p>
          </table:table-cell>
          <table:table-cell office:value-type="float" office:value="-0.00449253847956872">
            <text:p>-0.0044925385</text:p>
          </table:table-cell>
          <table:table-cell office:value-type="float" office:value="0.997829204821135">
            <text:p>0.9978292048</text:p>
          </table:table-cell>
          <table:table-cell office:value-type="float" office:value="1.07950802511294">
            <text:p>1.0795080251</text:p>
          </table:table-cell>
          <table:table-cell office:value-type="float" office:value="0.984315673809411">
            <text:p>0.9843156738</text:p>
          </table:table-cell>
          <table:table-cell office:value-type="float" office:value="0">
            <text:p>0</text:p>
          </table:table-cell>
          <table:table-cell office:value-type="float" office:value="31.2414718119208">
            <text:p>31.2414718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428">
            <text:p>36428</text:p>
          </table:table-cell>
          <table:table-cell office:value-type="float" office:value="52093">
            <text:p>52093</text:p>
          </table:table-cell>
          <table:table-cell office:value-type="float" office:value="-7.25">
            <text:p>-7.25</text:p>
          </table:table-cell>
          <table:table-cell office:value-type="float" office:value="-677.5">
            <text:p>-677.5</text:p>
          </table:table-cell>
          <table:table-cell office:value-type="float" office:value="-842">
            <text:p>-842</text:p>
          </table:table-cell>
          <table:table-cell office:value-type="float" office:value="-0.000303245775472645">
            <text:p>-0.0003032458</text:p>
          </table:table-cell>
          <table:table-cell office:value-type="float" office:value="-0.018598330954211">
            <text:p>-0.018598331</text:p>
          </table:table-cell>
          <table:table-cell office:value-type="float" office:value="-0.0161634000729465">
            <text:p>-0.0161634001</text:p>
          </table:table-cell>
          <table:table-cell office:value-type="float" office:value="0.998938820023526">
            <text:p>0.99893882</text:p>
          </table:table-cell>
          <table:table-cell office:value-type="float" office:value="0.935583801572255">
            <text:p>0.9355838016</text:p>
          </table:table-cell>
          <table:table-cell office:value-type="float" office:value="0.943940160528447">
            <text:p>0.9439401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5972">
            <text:p>35972</text:p>
          </table:table-cell>
          <table:table-cell office:value-type="float" office:value="53497">
            <text:p>53497</text:p>
          </table:table-cell>
          <table:table-cell office:value-type="float" office:value="-7.875">
            <text:p>-7.875</text:p>
          </table:table-cell>
          <table:table-cell office:value-type="float" office:value="691.375">
            <text:p>691.375</text:p>
          </table:table-cell>
          <table:table-cell office:value-type="float" office:value="-1027.125">
            <text:p>-1027.125</text:p>
          </table:table-cell>
          <table:table-cell office:value-type="float" office:value="-0.000321035466775377">
            <text:p>-0.0003210355</text:p>
          </table:table-cell>
          <table:table-cell office:value-type="float" office:value="0.0192198098521072">
            <text:p>0.0192198099</text:p>
          </table:table-cell>
          <table:table-cell office:value-type="float" office:value="-0.0191996747481167">
            <text:p>-0.0191996747</text:p>
          </table:table-cell>
          <table:table-cell office:value-type="float" office:value="0.998876577871277">
            <text:p>0.9988765779</text:p>
          </table:table-cell>
          <table:table-cell office:value-type="float" office:value="1.06799336062025">
            <text:p>1.0679933606</text:p>
          </table:table-cell>
          <table:table-cell office:value-type="float" office:value="0.933523648302041">
            <text:p>0.9335236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413">
            <text:p>25413</text:p>
          </table:table-cell>
          <table:table-cell office:value-type="float" office:value="35456">
            <text:p>35456</text:p>
          </table:table-cell>
          <table:table-cell office:value-type="float" office:value="50440">
            <text:p>50440</text:p>
          </table:table-cell>
          <table:table-cell office:value-type="float" office:value="297.25">
            <text:p>297.25</text:p>
          </table:table-cell>
          <table:table-cell office:value-type="float" office:value="-961.75">
            <text:p>-961.75</text:p>
          </table:table-cell>
          <table:table-cell office:value-type="float" office:value="-1146.5">
            <text:p>-1146.5</text:p>
          </table:table-cell>
          <table:table-cell office:value-type="float" office:value="0.0116967693700075">
            <text:p>0.0116967694</text:p>
          </table:table-cell>
          <table:table-cell office:value-type="float" office:value="-0.0271251692238267">
            <text:p>-0.0271251692</text:p>
          </table:table-cell>
          <table:table-cell office:value-type="float" office:value="-0.0227299762093577">
            <text:p>-0.0227299762</text:p>
          </table:table-cell>
          <table:table-cell office:value-type="float" office:value="1.04120684904587">
            <text:p>1.041206849</text:p>
          </table:table-cell>
          <table:table-cell office:value-type="float" office:value="0.906504026335232">
            <text:p>0.9065040263</text:p>
          </table:table-cell>
          <table:table-cell office:value-type="float" office:value="0.921457720831465">
            <text:p>0.9214577208</text:p>
          </table:table-cell>
          <table:table-cell office:value-type="float" office:value="0">
            <text:p>0</text:p>
          </table:table-cell>
          <table:table-cell office:value-type="float" office:value="-25.2054916637317">
            <text:p>-25.2054916637</text:p>
          </table:table-cell>
          <table:table-cell office:value-type="float" office:value="-30.1469468194542">
            <text:p>-30.146946819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4940">
            <text:p>34940</text:p>
          </table:table-cell>
          <table:table-cell office:value-type="float" office:value="49519">
            <text:p>49519</text:p>
          </table:table-cell>
          <table:table-cell office:value-type="float" office:value="496">
            <text:p>496</text:p>
          </table:table-cell>
          <table:table-cell office:value-type="float" office:value="-976.875">
            <text:p>-976.875</text:p>
          </table:table-cell>
          <table:table-cell office:value-type="float" office:value="-260.5">
            <text:p>-260.5</text:p>
          </table:table-cell>
          <table:table-cell office:value-type="float" office:value="0.018741734366144">
            <text:p>0.0187417344</text:p>
          </table:table-cell>
          <table:table-cell office:value-type="float" office:value="-0.0279586433886663">
            <text:p>-0.0279586434</text:p>
          </table:table-cell>
          <table:table-cell office:value-type="float" office:value="-0.00526060703972213">
            <text:p>-0.005260607</text:p>
          </table:table-cell>
          <table:table-cell office:value-type="float" office:value="1.06628452539132">
            <text:p>1.0662845254</text:p>
          </table:table-cell>
          <table:table-cell office:value-type="float" office:value="0.903676852190332">
            <text:p>0.9036768522</text:p>
          </table:table-cell>
          <table:table-cell office:value-type="float" office:value="0.981642116374368">
            <text:p>0.9816421164</text:p>
          </table:table-cell>
          <table:table-cell office:value-type="float" office:value="0">
            <text:p>0</text:p>
          </table:table-cell>
          <table:table-cell office:value-type="float" office:value="-24.4436630599373">
            <text:p>-24.4436630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147">
            <text:p>35147</text:p>
          </table:table-cell>
          <table:table-cell office:value-type="float" office:value="49963">
            <text:p>49963</text:p>
          </table:table-cell>
          <table:table-cell office:value-type="float" office:value="-754">
            <text:p>-754</text:p>
          </table:table-cell>
          <table:table-cell office:value-type="float" office:value="-649.375">
            <text:p>-649.375</text:p>
          </table:table-cell>
          <table:table-cell office:value-type="float" office:value="-884">
            <text:p>-884</text:p>
          </table:table-cell>
          <table:table-cell office:value-type="float" office:value="-0.0301696542893726">
            <text:p>-0.0301696543</text:p>
          </table:table-cell>
          <table:table-cell office:value-type="float" office:value="-0.0184759723447236">
            <text:p>-0.0184759723</text:p>
          </table:table-cell>
          <table:table-cell office:value-type="float" office:value="-0.0176930928887377">
            <text:p>-0.0176930929</text:p>
          </table:table-cell>
          <table:table-cell office:value-type="float" office:value="0.896190217745479">
            <text:p>0.8961902177</text:p>
          </table:table-cell>
          <table:table-cell office:value-type="float" office:value="0.93600316543947">
            <text:p>0.9360031654</text:p>
          </table:table-cell>
          <table:table-cell office:value-type="float" office:value="0.938687744139918">
            <text:p>0.9386877441</text:p>
          </table:table-cell>
          <table:table-cell office:value-type="float" office:value="-22.6266361671986">
            <text:p>-22.6266361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5308">
            <text:p>35308</text:p>
          </table:table-cell>
          <table:table-cell office:value-type="float" office:value="52342">
            <text:p>52342</text:p>
          </table:table-cell>
          <table:table-cell office:value-type="float" office:value="-856">
            <text:p>-856</text:p>
          </table:table-cell>
          <table:table-cell office:value-type="float" office:value="612.5">
            <text:p>612.5</text:p>
          </table:table-cell>
          <table:table-cell office:value-type="float" office:value="-1089.625">
            <text:p>-1089.625</text:p>
          </table:table-cell>
          <table:table-cell office:value-type="float" office:value="-0.0365577621183002">
            <text:p>-0.0365577621</text:p>
          </table:table-cell>
          <table:table-cell office:value-type="float" office:value="0.0173473433782712">
            <text:p>0.0173473434</text:p>
          </table:table-cell>
          <table:table-cell office:value-type="float" office:value="-0.0208174124030415">
            <text:p>-0.0208174124</text:p>
          </table:table-cell>
          <table:table-cell office:value-type="float" office:value="0.874667313729302">
            <text:p>0.8746673137</text:p>
          </table:table-cell>
          <table:table-cell office:value-type="float" office:value="1.06130552525563">
            <text:p>1.0613055253</text:p>
          </table:table-cell>
          <table:table-cell office:value-type="float" office:value="0.927988451321305">
            <text:p>0.9279884513</text:p>
          </table:table-cell>
          <table:table-cell office:value-type="float" office:value="-18.6116037772465">
            <text:p>-18.6116037772</text:p>
          </table:table-cell>
          <table:table-cell office:value-type="float" office:value="0">
            <text:p>0</text:p>
          </table:table-cell>
          <table:table-cell office:value-type="float" office:value="-32.9487212800614">
            <text:p>-32.948721280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229">
            <text:p>1229</text:p>
          </table:table-cell>
          <table:table-cell office:value-type="float" office:value="23074">
            <text:p>23074</text:p>
          </table:table-cell>
          <table:table-cell office:value-type="float" office:value="34592">
            <text:p>34592</text:p>
          </table:table-cell>
          <table:table-cell office:value-type="float" office:value="48961">
            <text:p>48961</text:p>
          </table:table-cell>
          <table:table-cell office:value-type="float" office:value="-514.5">
            <text:p>-514.5</text:p>
          </table:table-cell>
          <table:table-cell office:value-type="float" office:value="-840.5">
            <text:p>-840.5</text:p>
          </table:table-cell>
          <table:table-cell office:value-type="float" office:value="-1219.5">
            <text:p>-1219.5</text:p>
          </table:table-cell>
          <table:table-cell office:value-type="float" office:value="-0.0222978243910895">
            <text:p>-0.0222978244</text:p>
          </table:table-cell>
          <table:table-cell office:value-type="float" office:value="-0.024297525439408">
            <text:p>-0.0242975254</text:p>
          </table:table-cell>
          <table:table-cell office:value-type="float" office:value="-0.0249075795020527">
            <text:p>-0.0249075795</text:p>
          </table:table-cell>
          <table:table-cell office:value-type="float" office:value="0.922932112857435">
            <text:p>0.9229321129</text:p>
          </table:table-cell>
          <table:table-cell office:value-type="float" office:value="0.91611578565733">
            <text:p>0.9161157857</text:p>
          </table:table-cell>
          <table:table-cell office:value-type="float" office:value="0.914039431275452">
            <text:p>0.9140394313</text:p>
          </table:table-cell>
          <table:table-cell office:value-type="float" office:value="-30.7379898465286">
            <text:p>-30.7379898465</text:p>
          </table:table-cell>
          <table:table-cell office:value-type="float" office:value="-28.1794860046121">
            <text:p>-28.1794860046</text:p>
          </table:table-cell>
          <table:table-cell office:value-type="float" office:value="-27.4807346419892">
            <text:p>-27.48073464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08">
            <text:p>33508</text:p>
          </table:table-cell>
          <table:table-cell office:value-type="float" office:value="48690">
            <text:p>48690</text:p>
          </table:table-cell>
          <table:table-cell office:value-type="float" office:value="-496.25">
            <text:p>-496.25</text:p>
          </table:table-cell>
          <table:table-cell office:value-type="float" office:value="-941.875">
            <text:p>-941.875</text:p>
          </table:table-cell>
          <table:table-cell office:value-type="float" office:value="-212.5">
            <text:p>-212.5</text:p>
          </table:table-cell>
          <table:table-cell office:value-type="float" office:value="-0.0218843711412948">
            <text:p>-0.0218843711</text:p>
          </table:table-cell>
          <table:table-cell office:value-type="float" office:value="-0.0281089590545541">
            <text:p>-0.0281089591</text:p>
          </table:table-cell>
          <table:table-cell office:value-type="float" office:value="-0.00436434586157322">
            <text:p>-0.0043643459</text:p>
          </table:table-cell>
          <table:table-cell office:value-type="float" office:value="0.924343395377958">
            <text:p>0.9243433954</text:p>
          </table:table-cell>
          <table:table-cell office:value-type="float" office:value="0.903167265924157">
            <text:p>0.9031672659</text:p>
          </table:table-cell>
          <table:table-cell office:value-type="float" office:value="0.984762122613501">
            <text:p>0.9847621226</text:p>
          </table:table-cell>
          <table:table-cell office:value-type="float" office:value="-31.3253079221934">
            <text:p>-31.3253079222</text:p>
          </table:table-cell>
          <table:table-cell office:value-type="float" office:value="-24.3110769254837">
            <text:p>-24.3110769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1418">
            <text:p>31418</text:p>
          </table:table-cell>
          <table:table-cell office:value-type="float" office:value="49485">
            <text:p>49485</text:p>
          </table:table-cell>
          <table:table-cell office:value-type="float" office:value="-337.5">
            <text:p>-337.5</text:p>
          </table:table-cell>
          <table:table-cell office:value-type="float" office:value="-962">
            <text:p>-962</text:p>
          </table:table-cell>
          <table:table-cell office:value-type="float" office:value="-905.5">
            <text:p>-905.5</text:p>
          </table:table-cell>
          <table:table-cell office:value-type="float" office:value="-0.0150066696309471">
            <text:p>-0.0150066696</text:p>
          </table:table-cell>
          <table:table-cell office:value-type="float" office:value="-0.0306193901585079">
            <text:p>-0.0306193902</text:p>
          </table:table-cell>
          <table:table-cell office:value-type="float" office:value="-0.0182984742851369">
            <text:p>-0.0182984743</text:p>
          </table:table-cell>
          <table:table-cell office:value-type="float" office:value="0.947918048553174">
            <text:p>0.9479180486</text:p>
          </table:table-cell>
          <table:table-cell office:value-type="float" office:value="0.894669726670433">
            <text:p>0.8946697267</text:p>
          </table:table-cell>
          <table:table-cell office:value-type="float" office:value="0.936611614957902">
            <text:p>0.936611615</text:p>
          </table:table-cell>
          <table:table-cell office:value-type="float" office:value="0">
            <text:p>0</text:p>
          </table:table-cell>
          <table:table-cell office:value-type="float" office:value="-22.28915418223">
            <text:p>-22.2891541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735">
            <text:p>22735</text:p>
          </table:table-cell>
          <table:table-cell office:value-type="float" office:value="30556">
            <text:p>30556</text:p>
          </table:table-cell>
          <table:table-cell office:value-type="float" office:value="50673">
            <text:p>50673</text:p>
          </table:table-cell>
          <table:table-cell office:value-type="float" office:value="-774.75">
            <text:p>-774.75</text:p>
          </table:table-cell>
          <table:table-cell office:value-type="float" office:value="-973.5">
            <text:p>-973.5</text:p>
          </table:table-cell>
          <table:table-cell office:value-type="float" office:value="-1119.25">
            <text:p>-1119.25</text:p>
          </table:table-cell>
          <table:table-cell office:value-type="float" office:value="-0.034077413679349">
            <text:p>-0.0340774137</text:p>
          </table:table-cell>
          <table:table-cell office:value-type="float" office:value="-0.0318595365885587">
            <text:p>-0.0318595366</text:p>
          </table:table-cell>
          <table:table-cell office:value-type="float" office:value="-0.0220876995638703">
            <text:p>-0.0220876996</text:p>
          </table:table-cell>
          <table:table-cell office:value-type="float" office:value="0.883005141563502">
            <text:p>0.8830051416</text:p>
          </table:table-cell>
          <table:table-cell office:value-type="float" office:value="0.890481080880454">
            <text:p>0.8904810809</text:p>
          </table:table-cell>
          <table:table-cell office:value-type="float" office:value="0.923649269811621">
            <text:p>0.9236492698</text:p>
          </table:table-cell>
          <table:table-cell office:value-type="float" office:value="-19.9917930854717">
            <text:p>-19.9917930855</text:p>
          </table:table-cell>
          <table:table-cell office:value-type="float" office:value="-21.4079046942844">
            <text:p>-21.4079046943</text:p>
          </table:table-cell>
          <table:table-cell office:value-type="float" office:value="-31.0337284933037">
            <text:p>-31.033728493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0788">
            <text:p>30788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1098.5">
            <text:p>-1098.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356794855138366">
            <text:p>-0.0356794855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877616931047175">
            <text:p>0.877616931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-19.0783787460304">
            <text:p>-19.078378746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996">
            <text:p>29996</text:p>
          </table:table-cell>
          <table:table-cell office:value-type="float" office:value="45754">
            <text:p>45754</text:p>
          </table:table-cell>
          <table:table-cell office:value-type="float" office:value="-489.5">
            <text:p>-489.5</text:p>
          </table:table-cell>
          <table:table-cell office:value-type="float" office:value="-1134.25">
            <text:p>-1134.25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378133751166822">
            <text:p>-0.0378133751</text:p>
          </table:table-cell>
          <table:table-cell office:value-type="float" office:value="-0.028131420203698">
            <text:p>-0.0281314202</text:p>
          </table:table-cell>
          <table:table-cell office:value-type="float" office:value="0.923941888594505">
            <text:p>0.9239418886</text:p>
          </table:table-cell>
          <table:table-cell office:value-type="float" office:value="0.870455695713533">
            <text:p>0.8704556957</text:p>
          </table:table-cell>
          <table:table-cell office:value-type="float" office:value="0.903091127820304">
            <text:p>0.9030911278</text:p>
          </table:table-cell>
          <table:table-cell office:value-type="float" office:value="-31.1559993101814">
            <text:p>-31.1559993102</text:p>
          </table:table-cell>
          <table:table-cell office:value-type="float" office:value="-17.9819407781884">
            <text:p>-17.9819407782</text:p>
          </table:table-cell>
          <table:table-cell office:value-type="float" office:value="-24.2913867106004">
            <text:p>-24.29138671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22204">
            <text:p>22204</text:p>
          </table:table-cell>
          <table:table-cell office:value-type="float" office:value="29404">
            <text:p>29404</text:p>
          </table:table-cell>
          <table:table-cell office:value-type="float" office:value="41899">
            <text:p>41899</text:p>
          </table:table-cell>
          <table:table-cell office:value-type="float" office:value="-346.75">
            <text:p>-346.75</text:p>
          </table:table-cell>
          <table:table-cell office:value-type="float" office:value="-894.625">
            <text:p>-894.625</text:p>
          </table:table-cell>
          <table:table-cell office:value-type="float" office:value="-1292.875">
            <text:p>-1292.875</text:p>
          </table:table-cell>
          <table:table-cell office:value-type="float" office:value="-0.015616555575572">
            <text:p>-0.0156165556</text:p>
          </table:table-cell>
          <table:table-cell office:value-type="float" office:value="-0.0304252822745205">
            <text:p>-0.0304252823</text:p>
          </table:table-cell>
          <table:table-cell office:value-type="float" office:value="-0.0308569416931192">
            <text:p>-0.0308569417</text:p>
          </table:table-cell>
          <table:table-cell office:value-type="float" office:value="0.945820054029266">
            <text:p>0.945820054</text:p>
          </table:table-cell>
          <table:table-cell office:value-type="float" office:value="0.895325879730087">
            <text:p>0.8953258797</text:p>
          </table:table-cell>
          <table:table-cell office:value-type="float" office:value="0.893866919741362">
            <text:p>0.8938669197</text:p>
          </table:table-cell>
          <table:table-cell office:value-type="float" office:value="0">
            <text:p>0</text:p>
          </table:table-cell>
          <table:table-cell office:value-type="float" office:value="-22.4335891197142">
            <text:p>-22.4335891197</text:p>
          </table:table-cell>
          <table:table-cell office:value-type="float" office:value="-22.1148655104236">
            <text:p>-22.114865510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9350">
            <text:p>19350</text:p>
          </table:table-cell>
          <table:table-cell office:value-type="float" office:value="28428">
            <text:p>28428</text:p>
          </table:table-cell>
          <table:table-cell office:value-type="float" office:value="41293">
            <text:p>41293</text:p>
          </table:table-cell>
          <table:table-cell office:value-type="float" office:value="-1636.25">
            <text:p>-1636.25</text:p>
          </table:table-cell>
          <table:table-cell office:value-type="float" office:value="-588.875">
            <text:p>-588.875</text:p>
          </table:table-cell>
          <table:table-cell office:value-type="float" office:value="-948.5">
            <text:p>-948.5</text:p>
          </table:table-cell>
          <table:table-cell office:value-type="float" office:value="-0.0845607235142119">
            <text:p>-0.0845607235</text:p>
          </table:table-cell>
          <table:table-cell office:value-type="float" office:value="-0.0207146123540172">
            <text:p>-0.0207146124</text:p>
          </table:table-cell>
          <table:table-cell office:value-type="float" office:value="-0.0229699949143923">
            <text:p>-0.0229699949</text:p>
          </table:table-cell>
          <table:table-cell office:value-type="float" office:value="0.718052478984302">
            <text:p>0.718052479</text:p>
          </table:table-cell>
          <table:table-cell office:value-type="float" office:value="0.928339883284295">
            <text:p>0.9283398833</text:p>
          </table:table-cell>
          <table:table-cell office:value-type="float" office:value="0.920639154305707">
            <text:p>0.9206391543</text:p>
          </table:table-cell>
          <table:table-cell office:value-type="float" office:value="-7.84535835412926">
            <text:p>-7.8453583541</text:p>
          </table:table-cell>
          <table:table-cell office:value-type="float" office:value="-33.1139673590927">
            <text:p>-33.1139673591</text:p>
          </table:table-cell>
          <table:table-cell office:value-type="float" office:value="-29.8282850188968">
            <text:p>-29.828285018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6352">
            <text:p>16352</text:p>
          </table:table-cell>
          <table:table-cell office:value-type="float" office:value="27741">
            <text:p>27741</text:p>
          </table:table-cell>
          <table:table-cell office:value-type="float" office:value="41704">
            <text:p>41704</text:p>
          </table:table-cell>
          <table:table-cell office:value-type="float" office:value="-1471.5">
            <text:p>-1471.5</text:p>
          </table:table-cell>
          <table:table-cell office:value-type="float" office:value="-2336.875">
            <text:p>-2336.875</text:p>
          </table:table-cell>
          <table:table-cell office:value-type="float" office:value="-1297.5">
            <text:p>-1297.5</text:p>
          </table:table-cell>
          <table:table-cell office:value-type="float" office:value="-0.0899889921722113">
            <text:p>-0.0899889922</text:p>
          </table:table-cell>
          <table:table-cell office:value-type="float" office:value="-0.0842390324790022">
            <text:p>-0.0842390325</text:p>
          </table:table-cell>
          <table:table-cell office:value-type="float" office:value="-0.0311121235373106">
            <text:p>-0.0311121235</text:p>
          </table:table-cell>
          <table:table-cell office:value-type="float" office:value="0.700910644073114">
            <text:p>0.7009106441</text:p>
          </table:table-cell>
          <table:table-cell office:value-type="float" office:value="0.719071966925769">
            <text:p>0.7190719669</text:p>
          </table:table-cell>
          <table:table-cell office:value-type="float" office:value="0.893004777512175">
            <text:p>0.8930047775</text:p>
          </table:table-cell>
          <table:table-cell office:value-type="float" office:value="-7.35055775267434">
            <text:p>-7.3505577527</text:p>
          </table:table-cell>
          <table:table-cell office:value-type="float" office:value="-7.87668138105346">
            <text:p>-7.8766813811</text:p>
          </table:table-cell>
          <table:table-cell office:value-type="float" office:value="-21.9306065780405">
            <text:p>-21.93060657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1728">
            <text:p>11728</text:p>
          </table:table-cell>
          <table:table-cell office:value-type="float" office:value="24380">
            <text:p>24380</text:p>
          </table:table-cell>
          <table:table-cell office:value-type="float" office:value="40040">
            <text:p>40040</text:p>
          </table:table-cell>
          <table:table-cell office:value-type="float" office:value="-1442.75">
            <text:p>-1442.75</text:p>
          </table:table-cell>
          <table:table-cell office:value-type="float" office:value="-905.25">
            <text:p>-905.25</text:p>
          </table:table-cell>
          <table:table-cell office:value-type="float" office:value="-1381.25">
            <text:p>-1381.25</text:p>
          </table:table-cell>
          <table:table-cell office:value-type="float" office:value="-0.123017564802183">
            <text:p>-0.1230175648</text:p>
          </table:table-cell>
          <table:table-cell office:value-type="float" office:value="-0.0371308449548811">
            <text:p>-0.037130845</text:p>
          </table:table-cell>
          <table:table-cell office:value-type="float" office:value="-0.0344967532467532">
            <text:p>-0.0344967532</text:p>
          </table:table-cell>
          <table:table-cell office:value-type="float" office:value="0.599099832842084">
            <text:p>0.5990998328</text:p>
          </table:table-cell>
          <table:table-cell office:value-type="float" office:value="0.872744293966161">
            <text:p>0.872744294</text:p>
          </table:table-cell>
          <table:table-cell office:value-type="float" office:value="0.881593814566116">
            <text:p>0.8815938146</text:p>
          </table:table-cell>
          <table:table-cell office:value-type="float" office:value="-5.28038453207996">
            <text:p>-5.2803845321</text:p>
          </table:table-cell>
          <table:table-cell office:value-type="float" office:value="-18.3189329551297">
            <text:p>-18.3189329551</text:p>
          </table:table-cell>
          <table:table-cell office:value-type="float" office:value="-19.744512223543">
            <text:p>-19.744512223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9648">
            <text:p>9648</text:p>
          </table:table-cell>
          <table:table-cell office:value-type="float" office:value="23928">
            <text:p>23928</text:p>
          </table:table-cell>
          <table:table-cell office:value-type="float" office:value="39341">
            <text:p>39341</text:p>
          </table:table-cell>
          <table:table-cell office:value-type="float" office:value="-1450.5">
            <text:p>-1450.5</text:p>
          </table:table-cell>
          <table:table-cell office:value-type="float" office:value="-1695.75">
            <text:p>-1695.75</text:p>
          </table:table-cell>
          <table:table-cell office:value-type="float" office:value="-1544">
            <text:p>-1544</text:p>
          </table:table-cell>
          <table:table-cell office:value-type="float" office:value="-0.150342039800995">
            <text:p>-0.1503420398</text:p>
          </table:table-cell>
          <table:table-cell office:value-type="float" office:value="-0.0708688565697091">
            <text:p>-0.0708688566</text:p>
          </table:table-cell>
          <table:table-cell office:value-type="float" office:value="-0.0392465875295493">
            <text:p>-0.0392465875</text:p>
          </table:table-cell>
          <table:table-cell office:value-type="float" office:value="0.518104209402304">
            <text:p>0.5181042094</text:p>
          </table:table-cell>
          <table:table-cell office:value-type="float" office:value="0.761802895875754">
            <text:p>0.7618028959</text:p>
          </table:table-cell>
          <table:table-cell office:value-type="float" office:value="0.865655921126698">
            <text:p>0.8656559211</text:p>
          </table:table-cell>
          <table:table-cell office:value-type="float" office:value="-4.25448797370546">
            <text:p>-4.2544879737</text:p>
          </table:table-cell>
          <table:table-cell office:value-type="float" office:value="-9.42988314321507">
            <text:p>-9.4298831432</text:p>
          </table:table-cell>
          <table:table-cell office:value-type="float" office:value="-17.3124501040773">
            <text:p>-17.312450104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1964">
            <text:p>1964</text:p>
          </table:table-cell>
          <table:table-cell office:value-type="float" office:value="9792">
            <text:p>9792</text:p>
          </table:table-cell>
          <table:table-cell office:value-type="float" office:value="23656">
            <text:p>23656</text:p>
          </table:table-cell>
          <table:table-cell office:value-type="float" office:value="39541">
            <text:p>39541</text:p>
          </table:table-cell>
          <table:table-cell office:value-type="float" office:value="-1082.75">
            <text:p>-1082.75</text:p>
          </table:table-cell>
          <table:table-cell office:value-type="float" office:value="-510.25">
            <text:p>-510.25</text:p>
          </table:table-cell>
          <table:table-cell office:value-type="float" office:value="-800.75">
            <text:p>-800.75</text:p>
          </table:table-cell>
          <table:table-cell office:value-type="float" office:value="-0.110574959150327">
            <text:p>-0.1105749592</text:p>
          </table:table-cell>
          <table:table-cell office:value-type="float" office:value="-0.0215695806560703">
            <text:p>-0.0215695807</text:p>
          </table:table-cell>
          <table:table-cell office:value-type="float" office:value="-0.0202511317366784">
            <text:p>-0.0202511317</text:p>
          </table:table-cell>
          <table:table-cell office:value-type="float" office:value="0.636952213292405">
            <text:p>0.6369522133</text:p>
          </table:table-cell>
          <table:table-cell office:value-type="float" office:value="0.925418351450724">
            <text:p>0.9254183515</text:p>
          </table:table-cell>
          <table:table-cell office:value-type="float" office:value="0.929924851261394">
            <text:p>0.9299248513</text:p>
          </table:table-cell>
          <table:table-cell office:value-type="float" office:value="-5.91523216670669">
            <text:p>-5.9152321667</text:p>
          </table:table-cell>
          <table:table-cell office:value-type="float" office:value="-31.7875705108053">
            <text:p>-31.7875705108</text:p>
          </table:table-cell>
          <table:table-cell office:value-type="float" office:value="-33.8798221392192">
            <text:p>-33.879822139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1680">
            <text:p>11680</text:p>
          </table:table-cell>
          <table:table-cell office:value-type="float" office:value="22413">
            <text:p>22413</text:p>
          </table:table-cell>
          <table:table-cell office:value-type="float" office:value="39796">
            <text:p>39796</text:p>
          </table:table-cell>
          <table:table-cell office:value-type="float" office:value="-1040">
            <text:p>-1040</text:p>
          </table:table-cell>
          <table:table-cell office:value-type="float" office:value="-653.75">
            <text:p>-653.75</text:p>
          </table:table-cell>
          <table:table-cell office:value-type="float" office:value="-1319.125">
            <text:p>-1319.125</text:p>
          </table:table-cell>
          <table:table-cell office:value-type="float" office:value="-0.089041095890411">
            <text:p>-0.0890410959</text:p>
          </table:table-cell>
          <table:table-cell office:value-type="float" office:value="-0.029168339802793">
            <text:p>-0.0291683398</text:p>
          </table:table-cell>
          <table:table-cell office:value-type="float" office:value="-0.0331471755955372">
            <text:p>-0.0331471756</text:p>
          </table:table-cell>
          <table:table-cell office:value-type="float" office:value="0.703895665227998">
            <text:p>0.7038956652</text:p>
          </table:table-cell>
          <table:table-cell office:value-type="float" office:value="0.899578363102053">
            <text:p>0.8995783631</text:p>
          </table:table-cell>
          <table:table-cell office:value-type="float" office:value="0.886138406505544">
            <text:p>0.8861384065</text:p>
          </table:table-cell>
          <table:table-cell office:value-type="float" office:value="-7.43261645413696">
            <text:p>-7.4326164541</text:p>
          </table:table-cell>
          <table:table-cell office:value-type="float" office:value="-23.4153995398243">
            <text:p>-23.4153995398</text:p>
          </table:table-cell>
          <table:table-cell office:value-type="float" office:value="-20.5626781998271">
            <text:p>-20.562678199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11072">
            <text:p>11072</text:p>
          </table:table-cell>
          <table:table-cell office:value-type="float" office:value="21541">
            <text:p>21541</text:p>
          </table:table-cell>
          <table:table-cell office:value-type="float" office:value="39362">
            <text:p>39362</text:p>
          </table:table-cell>
          <table:table-cell office:value-type="float" office:value="-720">
            <text:p>-720</text:p>
          </table:table-cell>
          <table:table-cell office:value-type="float" office:value="-830.375">
            <text:p>-830.375</text:p>
          </table:table-cell>
          <table:table-cell office:value-type="float" office:value="-1988.625">
            <text:p>-1988.625</text:p>
          </table:table-cell>
          <table:table-cell office:value-type="float" office:value="-0.065028901734104">
            <text:p>-0.0650289017</text:p>
          </table:table-cell>
          <table:table-cell office:value-type="float" office:value="-0.0385485817742909">
            <text:p>-0.0385485818</text:p>
          </table:table-cell>
          <table:table-cell office:value-type="float" office:value="-0.0505214419998984">
            <text:p>-0.050521442</text:p>
          </table:table-cell>
          <table:table-cell office:value-type="float" office:value="0.780687209729694">
            <text:p>0.7806872097</text:p>
          </table:table-cell>
          <table:table-cell office:value-type="float" office:value="0.867992510377328">
            <text:p>0.8679925104</text:p>
          </table:table-cell>
          <table:table-cell office:value-type="float" office:value="0.828177688559784">
            <text:p>0.8281776886</text:p>
          </table:table-cell>
          <table:table-cell office:value-type="float" office:value="-10.3086060971696">
            <text:p>-10.3086060972</text:p>
          </table:table-cell>
          <table:table-cell office:value-type="float" office:value="-17.6322888841202">
            <text:p>-17.6322888841</text:p>
          </table:table-cell>
          <table:table-cell office:value-type="float" office:value="-13.3702933855155">
            <text:p>-13.370293385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16">
            <text:p>916</text:p>
          </table:table-cell>
          <table:table-cell office:value-type="float" office:value="1336">
            <text:p>1336</text:p>
          </table:table-cell>
          <table:table-cell office:value-type="float" office:value="9648">
            <text:p>9648</text:p>
          </table:table-cell>
          <table:table-cell office:value-type="float" office:value="20852">
            <text:p>20852</text:p>
          </table:table-cell>
          <table:table-cell office:value-type="float" office:value="37618">
            <text:p>37618</text:p>
          </table:table-cell>
          <table:table-cell office:value-type="float" office:value="-1450.5">
            <text:p>-1450.5</text:p>
          </table:table-cell>
          <table:table-cell office:value-type="float" office:value="-1163.75">
            <text:p>-1163.75</text:p>
          </table:table-cell>
          <table:table-cell office:value-type="float" office:value="-2164.375">
            <text:p>-2164.375</text:p>
          </table:table-cell>
          <table:table-cell office:value-type="float" office:value="-0.150342039800995">
            <text:p>-0.1503420398</text:p>
          </table:table-cell>
          <table:table-cell office:value-type="float" office:value="-0.0558099942451563">
            <text:p>-0.0558099942</text:p>
          </table:table-cell>
          <table:table-cell office:value-type="float" office:value="-0.0575356212451486">
            <text:p>-0.0575356212</text:p>
          </table:table-cell>
          <table:table-cell office:value-type="float" office:value="0.518104209402304">
            <text:p>0.5181042094</text:p>
          </table:table-cell>
          <table:table-cell office:value-type="float" office:value="0.810769940838936">
            <text:p>0.8107699408</text:p>
          </table:table-cell>
          <table:table-cell office:value-type="float" office:value="0.805113607157628">
            <text:p>0.8051136072</text:p>
          </table:table-cell>
          <table:table-cell office:value-type="float" office:value="-4.25448797370546">
            <text:p>-4.2544879737</text:p>
          </table:table-cell>
          <table:table-cell office:value-type="float" office:value="-12.0698774281802">
            <text:p>-12.0698774282</text:p>
          </table:table-cell>
          <table:table-cell office:value-type="float" office:value="-11.6972740745639">
            <text:p>-11.697274074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9792">
            <text:p>9792</text:p>
          </table:table-cell>
          <table:table-cell office:value-type="float" office:value="18950">
            <text:p>18950</text:p>
          </table:table-cell>
          <table:table-cell office:value-type="float" office:value="33222">
            <text:p>33222</text:p>
          </table:table-cell>
          <table:table-cell office:value-type="float" office:value="-1082.75">
            <text:p>-1082.75</text:p>
          </table:table-cell>
          <table:table-cell office:value-type="float" office:value="-1115.625">
            <text:p>-1115.625</text:p>
          </table:table-cell>
          <table:table-cell office:value-type="float" office:value="-1951.875">
            <text:p>-1951.875</text:p>
          </table:table-cell>
          <table:table-cell office:value-type="float" office:value="-0.110574959150327">
            <text:p>-0.1105749592</text:p>
          </table:table-cell>
          <table:table-cell office:value-type="float" office:value="-0.0588720316622691">
            <text:p>-0.0588720317</text:p>
          </table:table-cell>
          <table:table-cell office:value-type="float" office:value="-0.0587524832942026">
            <text:p>-0.0587524833</text:p>
          </table:table-cell>
          <table:table-cell office:value-type="float" office:value="0.636952213292405">
            <text:p>0.6369522133</text:p>
          </table:table-cell>
          <table:table-cell office:value-type="float" office:value="0.800741084761663">
            <text:p>0.8007410848</text:p>
          </table:table-cell>
          <table:table-cell office:value-type="float" office:value="0.801131942885032">
            <text:p>0.8011319429</text:p>
          </table:table-cell>
          <table:table-cell office:value-type="float" office:value="-5.91523216670669">
            <text:p>-5.9152321667</text:p>
          </table:table-cell>
          <table:table-cell office:value-type="float" office:value="-11.4237159583185">
            <text:p>-11.4237159583</text:p>
          </table:table-cell>
          <table:table-cell office:value-type="float" office:value="-11.4476803726833">
            <text:p>-11.447680372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8032">
            <text:p>8032</text:p>
          </table:table-cell>
          <table:table-cell office:value-type="float" office:value="16980">
            <text:p>16980</text:p>
          </table:table-cell>
          <table:table-cell office:value-type="float" office:value="27903">
            <text:p>27903</text:p>
          </table:table-cell>
          <table:table-cell office:value-type="float" office:value="-398">
            <text:p>-398</text:p>
          </table:table-cell>
          <table:table-cell office:value-type="float" office:value="-699">
            <text:p>-699</text:p>
          </table:table-cell>
          <table:table-cell office:value-type="float" office:value="-2074.75">
            <text:p>-2074.75</text:p>
          </table:table-cell>
          <table:table-cell office:value-type="float" office:value="-0.0495517928286853">
            <text:p>-0.0495517928</text:p>
          </table:table-cell>
          <table:table-cell office:value-type="float" office:value="-0.0411660777385159">
            <text:p>-0.0411660777</text:p>
          </table:table-cell>
          <table:table-cell office:value-type="float" office:value="-0.0743558040354084">
            <text:p>-0.074355804</text:p>
          </table:table-cell>
          <table:table-cell office:value-type="float" office:value="0.831381270237774">
            <text:p>0.8313812702</text:p>
          </table:table-cell>
          <table:table-cell office:value-type="float" office:value="0.859240233989686">
            <text:p>0.859240234</text:p>
          </table:table-cell>
          <table:table-cell office:value-type="float" office:value="0.750591105639825">
            <text:p>0.7505911056</text:p>
          </table:table-cell>
          <table:table-cell office:value-type="float" office:value="-13.6388280358517">
            <text:p>-13.6388280359</text:p>
          </table:table-cell>
          <table:table-cell office:value-type="float" office:value="-16.4888225204179">
            <text:p>-16.4888225204</text:p>
          </table:table-cell>
          <table:table-cell office:value-type="float" office:value="-8.97099577737724">
            <text:p>-8.970995777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1115">
            <text:p>1115</text:p>
          </table:table-cell>
          <table:table-cell office:value-type="float" office:value="5968">
            <text:p>5968</text:p>
          </table:table-cell>
          <table:table-cell office:value-type="float" office:value="14454">
            <text:p>14454</text:p>
          </table:table-cell>
          <table:table-cell office:value-type="float" office:value="23364">
            <text:p>23364</text:p>
          </table:table-cell>
          <table:table-cell office:value-type="float" office:value="-390">
            <text:p>-390</text:p>
          </table:table-cell>
          <table:table-cell office:value-type="float" office:value="-481.5">
            <text:p>-481.5</text:p>
          </table:table-cell>
          <table:table-cell office:value-type="float" office:value="-1141.25">
            <text:p>-1141.25</text:p>
          </table:table-cell>
          <table:table-cell office:value-type="float" office:value="-0.0653485254691689">
            <text:p>-0.0653485255</text:p>
          </table:table-cell>
          <table:table-cell office:value-type="float" office:value="-0.0333125778331258">
            <text:p>-0.0333125778</text:p>
          </table:table-cell>
          <table:table-cell office:value-type="float" office:value="-0.048846516007533">
            <text:p>-0.048846516</text:p>
          </table:table-cell>
          <table:table-cell office:value-type="float" office:value="0.779650203228658">
            <text:p>0.7796502032</text:p>
          </table:table-cell>
          <table:table-cell office:value-type="float" office:value="0.88558104415416">
            <text:p>0.8855810442</text:p>
          </table:table-cell>
          <table:table-cell office:value-type="float" office:value="0.83371371894074">
            <text:p>0.8337137189</text:p>
          </table:table-cell>
          <table:table-cell office:value-type="float" office:value="-10.2564522050972">
            <text:p>-10.2564522051</text:p>
          </table:table-cell>
          <table:table-cell office:value-type="float" office:value="-20.4588408958219">
            <text:p>-20.4588408958</text:p>
          </table:table-cell>
          <table:table-cell office:value-type="float" office:value="-13.8408433143192">
            <text:p>-13.840843314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206">
            <text:p>1206</text:p>
          </table:table-cell>
          <table:table-cell office:value-type="float" office:value="7856">
            <text:p>7856</text:p>
          </table:table-cell>
          <table:table-cell office:value-type="float" office:value="14955">
            <text:p>14955</text:p>
          </table:table-cell>
          <table:table-cell office:value-type="float" office:value="22726">
            <text:p>22726</text:p>
          </table:table-cell>
          <table:table-cell office:value-type="float" office:value="-314">
            <text:p>-314</text:p>
          </table:table-cell>
          <table:table-cell office:value-type="float" office:value="-639.375">
            <text:p>-639.375</text:p>
          </table:table-cell>
          <table:table-cell office:value-type="float" office:value="-481.25">
            <text:p>-481.25</text:p>
          </table:table-cell>
          <table:table-cell office:value-type="float" office:value="-0.039969450101833">
            <text:p>-0.0399694501</text:p>
          </table:table-cell>
          <table:table-cell office:value-type="float" office:value="-0.042753259779338">
            <text:p>-0.0427532598</text:p>
          </table:table-cell>
          <table:table-cell office:value-type="float" office:value="-0.0211761858664085">
            <text:p>-0.0211761859</text:p>
          </table:table-cell>
          <table:table-cell office:value-type="float" office:value="0.863238136248813">
            <text:p>0.8632381362</text:p>
          </table:table-cell>
          <table:table-cell office:value-type="float" office:value="0.853946159566966">
            <text:p>0.8539461596</text:p>
          </table:table-cell>
          <table:table-cell office:value-type="float" office:value="0.926762273929354">
            <text:p>0.9267622739</text:p>
          </table:table-cell>
          <table:table-cell office:value-type="float" office:value="-16.9929947068983">
            <text:p>-16.9929947069</text:p>
          </table:table-cell>
          <table:table-cell office:value-type="float" office:value="-15.8636355003808">
            <text:p>-15.8636355004</text:p>
          </table:table-cell>
          <table:table-cell office:value-type="float" office:value="-32.3845803842727">
            <text:p>-32.384580384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9120">
            <text:p>9120</text:p>
          </table:table-cell>
          <table:table-cell office:value-type="float" office:value="15910">
            <text:p>15910</text:p>
          </table:table-cell>
          <table:table-cell office:value-type="float" office:value="23926">
            <text:p>23926</text:p>
          </table:table-cell>
          <table:table-cell office:value-type="float" office:value="-614">
            <text:p>-614</text:p>
          </table:table-cell>
          <table:table-cell office:value-type="float" office:value="-288.75">
            <text:p>-288.75</text:p>
          </table:table-cell>
          <table:table-cell office:value-type="float" office:value="-1706.25">
            <text:p>-1706.25</text:p>
          </table:table-cell>
          <table:table-cell office:value-type="float" office:value="-0.0673245614035088">
            <text:p>-0.0673245614</text:p>
          </table:table-cell>
          <table:table-cell office:value-type="float" office:value="-0.0181489629164048">
            <text:p>-0.0181489629</text:p>
          </table:table-cell>
          <table:table-cell office:value-type="float" office:value="-0.0713136337039204">
            <text:p>-0.0713136337</text:p>
          </table:table-cell>
          <table:table-cell office:value-type="float" office:value="0.773247924361342">
            <text:p>0.7732479244</text:p>
          </table:table-cell>
          <table:table-cell office:value-type="float" office:value="0.937124224108268">
            <text:p>0.9371242241</text:p>
          </table:table-cell>
          <table:table-cell office:value-type="float" office:value="0.76037012536631">
            <text:p>0.7603701254</text:p>
          </table:table-cell>
          <table:table-cell office:value-type="float" office:value="-9.94500715100757">
            <text:p>-9.945007151</text:p>
          </table:table-cell>
          <table:table-cell office:value-type="float" office:value="0">
            <text:p>0</text:p>
          </table:table-cell>
          <table:table-cell office:value-type="float" office:value="-9.36885407643217">
            <text:p>-9.368854076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table:number-columns-repeated="2" office:value-type="float" office:value="2042">
            <text:p>2042</text:p>
          </table:table-cell>
          <table:table-cell office:value-type="float" office:value="8032">
            <text:p>8032</text:p>
          </table:table-cell>
          <table:table-cell office:value-type="float" office:value="13980">
            <text:p>13980</text:p>
          </table:table-cell>
          <table:table-cell office:value-type="float" office:value="23198">
            <text:p>23198</text:p>
          </table:table-cell>
          <table:table-cell office:value-type="float" office:value="-398">
            <text:p>-398</text:p>
          </table:table-cell>
          <table:table-cell office:value-type="float" office:value="-910.625">
            <text:p>-910.625</text:p>
          </table:table-cell>
          <table:table-cell office:value-type="float" office:value="-1323.125">
            <text:p>-1323.125</text:p>
          </table:table-cell>
          <table:table-cell office:value-type="float" office:value="-0.0495517928286853">
            <text:p>-0.0495517928</text:p>
          </table:table-cell>
          <table:table-cell office:value-type="float" office:value="-0.0651376967095851">
            <text:p>-0.0651376967</text:p>
          </table:table-cell>
          <table:table-cell office:value-type="float" office:value="-0.0570361669109406">
            <text:p>-0.0570361669</text:p>
          </table:table-cell>
          <table:table-cell office:value-type="float" office:value="0.831381270237774">
            <text:p>0.8313812702</text:p>
          </table:table-cell>
          <table:table-cell office:value-type="float" office:value="0.780334183800407">
            <text:p>0.7803341838</text:p>
          </table:table-cell>
          <table:table-cell office:value-type="float" office:value="0.806749539510058">
            <text:p>0.8067495395</text:p>
          </table:table-cell>
          <table:table-cell office:value-type="float" office:value="-13.6388280358517">
            <text:p>-13.6388280359</text:p>
          </table:table-cell>
          <table:table-cell office:value-type="float" office:value="-10.2907962830681">
            <text:p>-10.2907962831</text:p>
          </table:table-cell>
          <table:table-cell office:value-type="float" office:value="-11.8028002143236">
            <text:p>-11.802800214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5968">
            <text:p>5968</text:p>
          </table:table-cell>
          <table:table-cell office:value-type="float" office:value="12560">
            <text:p>12560</text:p>
          </table:table-cell>
          <table:table-cell office:value-type="float" office:value="22596">
            <text:p>22596</text:p>
          </table:table-cell>
          <table:table-cell office:value-type="float" office:value="-390">
            <text:p>-390</text:p>
          </table:table-cell>
          <table:table-cell office:value-type="float" office:value="-218">
            <text:p>-218</text:p>
          </table:table-cell>
          <table:table-cell office:value-type="float" office:value="-495.25">
            <text:p>-495.25</text:p>
          </table:table-cell>
          <table:table-cell office:value-type="float" office:value="-0.0653485254691689">
            <text:p>-0.0653485255</text:p>
          </table:table-cell>
          <table:table-cell office:value-type="float" office:value="-0.0173566878980892">
            <text:p>-0.0173566879</text:p>
          </table:table-cell>
          <table:table-cell office:value-type="float" office:value="-0.0219175960346964">
            <text:p>-0.021917596</text:p>
          </table:table-cell>
          <table:table-cell office:value-type="float" office:value="0.779650203228658">
            <text:p>0.7796502032</text:p>
          </table:table-cell>
          <table:table-cell office:value-type="float" office:value="0.93984205140168">
            <text:p>0.9398420514</text:p>
          </table:table-cell>
          <table:table-cell office:value-type="float" office:value="0.924229960669805">
            <text:p>0.9242299607</text:p>
          </table:table-cell>
          <table:table-cell office:value-type="float" office:value="-10.2564522050972">
            <text:p>-10.2564522051</text:p>
          </table:table-cell>
          <table:table-cell office:value-type="float" office:value="0">
            <text:p>0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7856">
            <text:p>7856</text:p>
          </table:table-cell>
          <table:table-cell office:value-type="float" office:value="13257">
            <text:p>13257</text:p>
          </table:table-cell>
          <table:table-cell office:value-type="float" office:value="22274">
            <text:p>22274</text:p>
          </table:table-cell>
          <table:table-cell office:value-type="float" office:value="-314">
            <text:p>-314</text:p>
          </table:table-cell>
          <table:table-cell office:value-type="float" office:value="-529.875">
            <text:p>-529.875</text:p>
          </table:table-cell>
          <table:table-cell office:value-type="float" office:value="-404.25">
            <text:p>-404.25</text:p>
          </table:table-cell>
          <table:table-cell table:number-columns-repeated="2" office:value-type="float" office:value="-0.039969450101833">
            <text:p>-0.0399694501</text:p>
          </table:table-cell>
          <table:table-cell office:value-type="float" office:value="-0.0181489629164048">
            <text:p>-0.0181489629</text:p>
          </table:table-cell>
          <table:table-cell table:number-columns-repeated="2" office:value-type="float" office:value="0.863238136248813">
            <text:p>0.8632381362</text:p>
          </table:table-cell>
          <table:table-cell office:value-type="float" office:value="0.937124224108268">
            <text:p>0.9371242241</text:p>
          </table:table-cell>
          <table:table-cell table:number-columns-repeated="2" office:value-type="float" office:value="-16.9929947068983">
            <text:p>-16.9929947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5776">
            <text:p>5776</text:p>
          </table:table-cell>
          <table:table-cell office:value-type="float" office:value="12348">
            <text:p>12348</text:p>
          </table:table-cell>
          <table:table-cell office:value-type="float" office:value="19572">
            <text:p>19572</text:p>
          </table:table-cell>
          <table:table-cell office:value-type="float" office:value="-122">
            <text:p>-122</text:p>
          </table:table-cell>
          <table:table-cell office:value-type="float" office:value="-622.125">
            <text:p>-622.125</text:p>
          </table:table-cell>
          <table:table-cell office:value-type="float" office:value="-714">
            <text:p>-714</text:p>
          </table:table-cell>
          <table:table-cell office:value-type="float" office:value="-0.0211218836565097">
            <text:p>-0.0211218837</text:p>
          </table:table-cell>
          <table:table-cell office:value-type="float" office:value="-0.0503826530612245">
            <text:p>-0.0503826531</text:p>
          </table:table-cell>
          <table:table-cell office:value-type="float" office:value="-0.036480686695279">
            <text:p>-0.0364806867</text:p>
          </table:table-cell>
          <table:table-cell office:value-type="float" office:value="0.926947829781846">
            <text:p>0.9269478298</text:p>
          </table:table-cell>
          <table:table-cell office:value-type="float" office:value="0.82863600127551">
            <text:p>0.8286360013</text:p>
          </table:table-cell>
          <table:table-cell office:value-type="float" office:value="0.874926043949972">
            <text:p>0.8749260439</text:p>
          </table:table-cell>
          <table:table-cell office:value-type="float" office:value="-32.468735227558">
            <text:p>-32.4687352276</text:p>
          </table:table-cell>
          <table:table-cell office:value-type="float" office:value="-13.4080958868189">
            <text:p>-13.4080958868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table:number-columns-repeated="2" office:value-type="float" office:value="996">
            <text:p>996</text:p>
          </table:table-cell>
          <table:table-cell office:value-type="float" office:value="4112">
            <text:p>4112</text:p>
          </table:table-cell>
          <table:table-cell office:value-type="float" office:value="10731">
            <text:p>10731</text:p>
          </table:table-cell>
          <table:table-cell office:value-type="float" office:value="18282">
            <text:p>18282</text:p>
          </table:table-cell>
          <table:table-cell office:value-type="float" office:value="12">
            <text:p>12</text:p>
          </table:table-cell>
          <table:table-cell office:value-type="float" office:value="-231">
            <text:p>-231</text:p>
          </table:table-cell>
          <table:table-cell office:value-type="float" office:value="-951.5">
            <text:p>-951.5</text:p>
          </table:table-cell>
          <table:table-cell office:value-type="float" office:value="0.00291828793774319">
            <text:p>0.0029182879</text:p>
          </table:table-cell>
          <table:table-cell office:value-type="float" office:value="-0.0215264187866928">
            <text:p>-0.0215264188</text:p>
          </table:table-cell>
          <table:table-cell office:value-type="float" office:value="-0.0520457280385078">
            <text:p>-0.052045728</text:p>
          </table:table-cell>
          <table:table-cell office:value-type="float" office:value="1.0102306999349">
            <text:p>1.0102306999</text:p>
          </table:table-cell>
          <table:table-cell office:value-type="float" office:value="0.925565772189904">
            <text:p>0.9255657722</text:p>
          </table:table-cell>
          <table:table-cell office:value-type="float" office:value="0.823149117167057">
            <text:p>0.8231491172</text:p>
          </table:table-cell>
          <table:table-cell office:value-type="float" office:value="0">
            <text:p>0</text:p>
          </table:table-cell>
          <table:table-cell office:value-type="float" office:value="-31.8520066325968">
            <text:p>-31.8520066326</text:p>
          </table:table-cell>
          <table:table-cell office:value-type="float" office:value="-12.9683810019771">
            <text:p>-12.96838100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1603">
            <text:p>1603</text:p>
          </table:table-cell>
          <table:table-cell office:value-type="float" office:value="5872">
            <text:p>5872</text:p>
          </table:table-cell>
          <table:table-cell office:value-type="float" office:value="11552">
            <text:p>11552</text:p>
          </table:table-cell>
          <table:table-cell office:value-type="float" office:value="18522">
            <text:p>18522</text:p>
          </table:table-cell>
          <table:table-cell office:value-type="float" office:value="2.5">
            <text:p>2.5</text:p>
          </table:table-cell>
          <table:table-cell office:value-type="float" office:value="-168.25">
            <text:p>-168.25</text:p>
          </table:table-cell>
          <table:table-cell office:value-type="float" office:value="-687.75">
            <text:p>-687.75</text:p>
          </table:table-cell>
          <table:table-cell office:value-type="float" office:value="0.00042574931880109">
            <text:p>0.0004257493</text:p>
          </table:table-cell>
          <table:table-cell office:value-type="float" office:value="-0.0145645775623269">
            <text:p>-0.0145645776</text:p>
          </table:table-cell>
          <table:table-cell office:value-type="float" office:value="-0.0371315192743764">
            <text:p>-0.0371315193</text:p>
          </table:table-cell>
          <table:table-cell office:value-type="float" office:value="1.00149047789027">
            <text:p>1.0014904779</text:p>
          </table:table-cell>
          <table:table-cell office:value-type="float" office:value="0.949439747294211">
            <text:p>0.9494397473</text:p>
          </table:table-cell>
          <table:table-cell office:value-type="float" office:value="0.872742031997984">
            <text:p>0.872742032</text:p>
          </table:table-cell>
          <table:table-cell table:number-columns-repeated="2" office:value-type="float" office:value="0">
            <text:p>0</text:p>
          </table:table-cell>
          <table:table-cell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7152">
            <text:p>7152</text:p>
          </table:table-cell>
          <table:table-cell office:value-type="float" office:value="12264">
            <text:p>12264</text:p>
          </table:table-cell>
          <table:table-cell office:value-type="float" office:value="19208">
            <text:p>19208</text:p>
          </table:table-cell>
          <table:table-cell office:value-type="float" office:value="-123.25">
            <text:p>-123.25</text:p>
          </table:table-cell>
          <table:table-cell office:value-type="float" office:value="-132">
            <text:p>-132</text:p>
          </table:table-cell>
          <table:table-cell office:value-type="float" office:value="-967.75">
            <text:p>-967.75</text:p>
          </table:table-cell>
          <table:table-cell office:value-type="float" office:value="-0.0172329418344519">
            <text:p>-0.0172329418</text:p>
          </table:table-cell>
          <table:table-cell office:value-type="float" office:value="-0.0107632093933464">
            <text:p>-0.0107632094</text:p>
          </table:table-cell>
          <table:table-cell office:value-type="float" office:value="-0.0503826530612245">
            <text:p>-0.0503826531</text:p>
          </table:table-cell>
          <table:table-cell office:value-type="float" office:value="0.940266773176587">
            <text:p>0.9402667732</text:p>
          </table:table-cell>
          <table:table-cell office:value-type="float" office:value="0.96255582660912">
            <text:p>0.9625558266</text:p>
          </table:table-cell>
          <table:table-cell office:value-type="float" office:value="0.82863600127551">
            <text:p>0.828636001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4080958868189">
            <text:p>-13.40809588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92">
            <text:p>692</text:p>
          </table:table-cell>
          <table:table-cell office:value-type="float" office:value="5776">
            <text:p>5776</text:p>
          </table:table-cell>
          <table:table-cell office:value-type="float" office:value="11191">
            <text:p>11191</text:p>
          </table:table-cell>
          <table:table-cell office:value-type="float" office:value="20360">
            <text:p>20360</text:p>
          </table:table-cell>
          <table:table-cell office:value-type="float" office:value="-122">
            <text:p>-122</text:p>
          </table:table-cell>
          <table:table-cell office:value-type="float" office:value="-236.375">
            <text:p>-236.375</text:p>
          </table:table-cell>
          <table:table-cell office:value-type="float" office:value="196.5">
            <text:p>196.5</text:p>
          </table:table-cell>
          <table:table-cell table:number-columns-repeated="2" office:value-type="float" office:value="-0.0211218836565097">
            <text:p>-0.0211218837</text:p>
          </table:table-cell>
          <table:table-cell office:value-type="float" office:value="0.00965127701375246">
            <text:p>0.009651277</text:p>
          </table:table-cell>
          <table:table-cell table:number-columns-repeated="2" office:value-type="float" office:value="0.926947829781846">
            <text:p>0.9269478298</text:p>
          </table:table-cell>
          <table:table-cell office:value-type="float" office:value="1.03396203795821">
            <text:p>1.033962038</text:p>
          </table:table-cell>
          <table:table-cell table:number-columns-repeated="2" office:value-type="float" office:value="-32.468735227558">
            <text:p>-32.4687352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68">
            <text:p>668</text:p>
          </table:table-cell>
          <table:table-cell office:value-type="float" office:value="4112">
            <text:p>4112</text:p>
          </table:table-cell>
          <table:table-cell office:value-type="float" office:value="10740">
            <text:p>10740</text:p>
          </table:table-cell>
          <table:table-cell office:value-type="float" office:value="21480">
            <text:p>21480</text:p>
          </table:table-cell>
          <table:table-cell office:value-type="float" office:value="12">
            <text:p>12</text:p>
          </table:table-cell>
          <table:table-cell office:value-type="float" office:value="480.875">
            <text:p>480.875</text:p>
          </table:table-cell>
          <table:table-cell office:value-type="float" office:value="961.75">
            <text:p>961.75</text:p>
          </table:table-cell>
          <table:table-cell office:value-type="float" office:value="0.00291828793774319">
            <text:p>0.0029182879</text:p>
          </table:table-cell>
          <table:table-cell table:number-columns-repeated="2" office:value-type="float" office:value="0.044774208566108">
            <text:p>0.0447742086</text:p>
          </table:table-cell>
          <table:table-cell office:value-type="float" office:value="1.0102306999349">
            <text:p>1.0102306999</text:p>
          </table:table-cell>
          <table:table-cell table:number-columns-repeated="2" office:value-type="float" office:value="1.16063900029671">
            <text:p>1.1606390003</text:p>
          </table:table-cell>
          <table:table-cell office:value-type="float" office:value="0">
            <text:p>0</text:p>
          </table:table-cell>
          <table:table-cell table:number-columns-repeated="2" office:value-type="float" office:value="15.8249913255923">
            <text:p>15.824991325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668">
            <text:p>668</text:p>
          </table:table-cell>
          <table:table-cell office:value-type="float" office:value="5872">
            <text:p>5872</text:p>
          </table:table-cell>
          <table:table-cell office:value-type="float" office:value="10802">
            <text:p>10802</text:p>
          </table:table-cell>
          <table:table-cell office:value-type="float" office:value="19930">
            <text:p>19930</text:p>
          </table:table-cell>
          <table:table-cell office:value-type="float" office:value="135.875">
            <text:p>135.875</text:p>
          </table:table-cell>
          <table:table-cell office:value-type="float" office:value="-46.125">
            <text:p>-46.125</text:p>
          </table:table-cell>
          <table:table-cell office:value-type="float" office:value="-113.75">
            <text:p>-113.75</text:p>
          </table:table-cell>
          <table:table-cell office:value-type="float" office:value="0.0231394754768392">
            <text:p>0.0231394755</text:p>
          </table:table-cell>
          <table:table-cell office:value-type="float" office:value="-0.00427004258470654">
            <text:p>-0.0042700426</text:p>
          </table:table-cell>
          <table:table-cell office:value-type="float" office:value="-0.00570747616658304">
            <text:p>-0.0057074762</text:p>
          </table:table-cell>
          <table:table-cell office:value-type="float" office:value="1.08203761740661">
            <text:p>1.0820376174</text:p>
          </table:table-cell>
          <table:table-cell office:value-type="float" office:value="0.98509058815033">
            <text:p>0.9850905882</text:p>
          </table:table-cell>
          <table:table-cell office:value-type="float" office:value="0.980087680973976">
            <text:p>0.980087681</text:p>
          </table:table-cell>
          <table:table-cell office:value-type="float" office:value="30.3004334331976">
            <text:p>30.30043343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1398">
            <text:p>1398</text:p>
          </table:table-cell>
          <table:table-cell office:value-type="float" office:value="502">
            <text:p>502</text:p>
          </table:table-cell>
          <table:table-cell office:value-type="float" office:value="6137">
            <text:p>6137</text:p>
          </table:table-cell>
          <table:table-cell office:value-type="float" office:value="10330">
            <text:p>10330</text:p>
          </table:table-cell>
          <table:table-cell office:value-type="float" office:value="17975">
            <text:p>17975</text:p>
          </table:table-cell>
          <table:table-cell office:value-type="float" office:value="-129.625">
            <text:p>-129.625</text:p>
          </table:table-cell>
          <table:table-cell office:value-type="float" office:value="-240.125">
            <text:p>-240.125</text:p>
          </table:table-cell>
          <table:table-cell office:value-type="float" office:value="-762.25">
            <text:p>-762.25</text:p>
          </table:table-cell>
          <table:table-cell office:value-type="float" office:value="-0.0211218836565097">
            <text:p>-0.0211218837</text:p>
          </table:table-cell>
          <table:table-cell office:value-type="float" office:value="-0.0232454017424976">
            <text:p>-0.0232454017</text:p>
          </table:table-cell>
          <table:table-cell office:value-type="float" office:value="-0.0424061196105702">
            <text:p>-0.0424061196</text:p>
          </table:table-cell>
          <table:table-cell office:value-type="float" office:value="0.926947829781846">
            <text:p>0.9269478298</text:p>
          </table:table-cell>
          <table:table-cell office:value-type="float" office:value="0.919700177357512">
            <text:p>0.9197001774</text:p>
          </table:table-cell>
          <table:table-cell office:value-type="float" office:value="0.855103208164639">
            <text:p>0.8551032082</text:p>
          </table:table-cell>
          <table:table-cell office:value-type="float" office:value="-32.468735227558">
            <text:p>-32.4687352276</text:p>
          </table:table-cell>
          <table:table-cell office:value-type="float" office:value="-29.4707471976144">
            <text:p>-29.4707471976</text:p>
          </table:table-cell>
          <table:table-cell office:value-type="float" office:value="-15.9963752776267">
            <text:p>-15.996375277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73">
            <text:p>373</text:p>
          </table:table-cell>
          <table:table-cell office:value-type="float" office:value="4369">
            <text:p>4369</text:p>
          </table:table-cell>
          <table:table-cell office:value-type="float" office:value="9671">
            <text:p>9671</text:p>
          </table:table-cell>
          <table:table-cell office:value-type="float" office:value="16288">
            <text:p>16288</text:p>
          </table:table-cell>
          <table:table-cell office:value-type="float" office:value="12.75">
            <text:p>12.75</text:p>
          </table:table-cell>
          <table:table-cell office:value-type="float" office:value="233.75">
            <text:p>233.75</text:p>
          </table:table-cell>
          <table:table-cell office:value-type="float" office:value="393.75">
            <text:p>393.75</text:p>
          </table:table-cell>
          <table:table-cell office:value-type="float" office:value="0.00291828793774319">
            <text:p>0.0029182879</text:p>
          </table:table-cell>
          <table:table-cell office:value-type="float" office:value="0.0241701995657119">
            <text:p>0.0241701996</text:p>
          </table:table-cell>
          <table:table-cell office:value-type="float" office:value="0.0241742387033399">
            <text:p>0.0241742387</text:p>
          </table:table-cell>
          <table:table-cell office:value-type="float" office:value="1.0102306999349">
            <text:p>1.0102306999</text:p>
          </table:table-cell>
          <table:table-cell office:value-type="float" office:value="1.0857407276322">
            <text:p>1.0857407276</text:p>
          </table:table-cell>
          <table:table-cell office:value-type="float" office:value="1.08575524734279">
            <text:p>1.0857552473</text:p>
          </table:table-cell>
          <table:table-cell office:value-type="float" office:value="0">
            <text:p>0</text:p>
          </table:table-cell>
          <table:table-cell office:value-type="float" office:value="29.0229540113075">
            <text:p>29.0229540113</text:p>
          </table:table-cell>
          <table:table-cell office:value-type="float" office:value="29.018162177842">
            <text:p>29.018162177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1">
            <text:p>491</text:p>
          </table:table-cell>
          <table:table-cell office:value-type="float" office:value="6239">
            <text:p>6239</text:p>
          </table:table-cell>
          <table:table-cell office:value-type="float" office:value="10740">
            <text:p>10740</text:p>
          </table:table-cell>
          <table:table-cell office:value-type="float" office:value="17974">
            <text:p>17974</text:p>
          </table:table-cell>
          <table:table-cell office:value-type="float" office:value="-21.375">
            <text:p>-21.375</text:p>
          </table:table-cell>
          <table:table-cell office:value-type="float" office:value="578.428571428571">
            <text:p>578.4285714286</text:p>
          </table:table-cell>
          <table:table-cell office:value-type="float" office:value="-1318.375">
            <text:p>-1318.375</text:p>
          </table:table-cell>
          <table:table-cell office:value-type="float" office:value="-0.00342602981246995">
            <text:p>-0.0034260298</text:p>
          </table:table-cell>
          <table:table-cell office:value-type="float" office:value="0.0538574088853419">
            <text:p>0.0538574089</text:p>
          </table:table-cell>
          <table:table-cell office:value-type="float" office:value="-0.073349004117058">
            <text:p>-0.0733490041</text:p>
          </table:table-cell>
          <table:table-cell office:value-type="float" office:value="0.988031901509696">
            <text:p>0.9880319015</text:p>
          </table:table-cell>
          <table:table-cell office:value-type="float" office:value="1.19418614726271">
            <text:p>1.1941861473</text:p>
          </table:table-cell>
          <table:table-cell office:value-type="float" office:value="0.753823435344027">
            <text:p>0.7538234353</text:p>
          </table:table-cell>
          <table:table-cell office:value-type="float" office:value="0">
            <text:p>0</text:p>
          </table:table-cell>
          <table:table-cell office:value-type="float" office:value="13.2135869141977">
            <text:p>13.2135869142</text:p>
          </table:table-cell>
          <table:table-cell office:value-type="float" office:value="-9.0990142218132">
            <text:p>-9.099014221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table:number-columns-repeated="3"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885">
            <text:p>885</text:p>
          </table:table-cell>
          <table:table-cell office:value-type="float" office:value="570">
            <text:p>570</text:p>
          </table:table-cell>
          <table:table-cell office:value-type="float" office:value="5508">
            <text:p>5508</text:p>
          </table:table-cell>
          <table:table-cell office:value-type="float" office:value="10362">
            <text:p>10362</text:p>
          </table:table-cell>
          <table:table-cell office:value-type="float" office:value="18077">
            <text:p>18077</text:p>
          </table:table-cell>
          <table:table-cell office:value-type="float" office:value="-484.375">
            <text:p>-484.375</text:p>
          </table:table-cell>
          <table:table-cell office:value-type="float" office:value="-911.125">
            <text:p>-911.125</text:p>
          </table:table-cell>
          <table:table-cell office:value-type="float" office:value="212.875">
            <text:p>212.875</text:p>
          </table:table-cell>
          <table:table-cell office:value-type="float" office:value="-0.0879402687000726">
            <text:p>-0.0879402687</text:p>
          </table:table-cell>
          <table:table-cell office:value-type="float" office:value="-0.0879294537734028">
            <text:p>-0.0879294538</text:p>
          </table:table-cell>
          <table:table-cell office:value-type="float" office:value="0.0117760137190906">
            <text:p>0.0117760137</text:p>
          </table:table-cell>
          <table:table-cell office:value-type="float" office:value="0.707366701633466">
            <text:p>0.7073667016</text:p>
          </table:table-cell>
          <table:table-cell office:value-type="float" office:value="0.707400825921232">
            <text:p>0.7074008259</text:p>
          </table:table-cell>
          <table:table-cell office:value-type="float" office:value="1.04148785003508">
            <text:p>1.04148785</text:p>
          </table:table-cell>
          <table:table-cell office:value-type="float" office:value="-7.53013270130524">
            <text:p>-7.5301327013</text:p>
          </table:table-cell>
          <table:table-cell office:value-type="float" office:value="-7.53110283920111">
            <text:p>-7.5311028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831">
            <text:p>831</text:p>
          </table:table-cell>
          <table:table-cell office:value-type="float" office:value="531">
            <text:p>531</text:p>
          </table:table-cell>
          <table:table-cell office:value-type="float" office:value="4713">
            <text:p>4713</text:p>
          </table:table-cell>
          <table:table-cell office:value-type="float" office:value="9412">
            <text:p>9412</text:p>
          </table:table-cell>
          <table:table-cell office:value-type="float" office:value="16288">
            <text:p>16288</text:p>
          </table:table-cell>
          <table:table-cell office:value-type="float" office:value="-427.625">
            <text:p>-427.625</text:p>
          </table:table-cell>
          <table:table-cell office:value-type="float" office:value="50">
            <text:p>50</text:p>
          </table:table-cell>
          <table:table-cell office:value-type="float" office:value="234.625">
            <text:p>234.625</text:p>
          </table:table-cell>
          <table:table-cell office:value-type="float" office:value="-0.0907330787184384">
            <text:p>-0.0907330787</text:p>
          </table:table-cell>
          <table:table-cell office:value-type="float" office:value="0.00531236719082023">
            <text:p>0.0053123672</text:p>
          </table:table-cell>
          <table:table-cell office:value-type="float" office:value="0.0144047765225933">
            <text:p>0.0144047765</text:p>
          </table:table-cell>
          <table:table-cell office:value-type="float" office:value="0.698569907969969">
            <text:p>0.698569908</text:p>
          </table:table-cell>
          <table:table-cell office:value-type="float" office:value="1.0186485988084">
            <text:p>1.0186485988</text:p>
          </table:table-cell>
          <table:table-cell office:value-type="float" office:value="1.05082341309894">
            <text:p>1.0508234131</text:p>
          </table:table-cell>
          <table:table-cell office:value-type="float" office:value="-7.28734299674686">
            <text:p>-7.28734299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785">
            <text:p>785</text:p>
          </table:table-cell>
          <table:table-cell office:value-type="float" office:value="497">
            <text:p>497</text:p>
          </table:table-cell>
          <table:table-cell office:value-type="float" office:value="4480">
            <text:p>4480</text:p>
          </table:table-cell>
          <table:table-cell office:value-type="float" office:value="9220">
            <text:p>9220</text:p>
          </table:table-cell>
          <table:table-cell office:value-type="float" office:value="17184">
            <text:p>17184</text:p>
          </table:table-cell>
          <table:table-cell office:value-type="float" office:value="-376.571428571429">
            <text:p>-376.5714285714</text:p>
          </table:table-cell>
          <table:table-cell office:value-type="float" office:value="-339.857142857143">
            <text:p>-339.8571428571</text:p>
          </table:table-cell>
          <table:table-cell office:value-type="float" office:value="743.571428571429">
            <text:p>743.5714285714</text:p>
          </table:table-cell>
          <table:table-cell office:value-type="float" office:value="-0.0840561224489796">
            <text:p>-0.0840561224</text:p>
          </table:table-cell>
          <table:table-cell office:value-type="float" office:value="-0.0368608614812519">
            <text:p>-0.0368608615</text:p>
          </table:table-cell>
          <table:table-cell office:value-type="float" office:value="0.0432711492418196">
            <text:p>0.0432711492</text:p>
          </table:table-cell>
          <table:table-cell office:value-type="float" office:value="0.719651817602041">
            <text:p>0.7196518176</text:p>
          </table:table-cell>
          <table:table-cell office:value-type="float" office:value="0.873650082109533">
            <text:p>0.8736500821</text:p>
          </table:table-cell>
          <table:table-cell office:value-type="float" office:value="1.15511891136552">
            <text:p>1.1551189114</text:p>
          </table:table-cell>
          <table:table-cell office:value-type="float" office:value="-7.89459815729928">
            <text:p>-7.8945981573</text:p>
          </table:table-cell>
          <table:table-cell office:value-type="float" office:value="-18.4556786803507">
            <text:p>-18.4556786804</text:p>
          </table:table-cell>
          <table:table-cell office:value-type="float" office:value="16.362818058645">
            <text:p>16.362818058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11">
            <text:p>511</text:p>
          </table:table-cell>
          <table:table-cell office:value-type="float" office:value="4016">
            <text:p>4016</text:p>
          </table:table-cell>
          <table:table-cell office:value-type="float" office:value="8971">
            <text:p>8971</text:p>
          </table:table-cell>
          <table:table-cell office:value-type="float" office:value="15583">
            <text:p>15583</text:p>
          </table:table-cell>
          <table:table-cell office:value-type="float" office:value="0">
            <text:p>0</text:p>
          </table:table-cell>
          <table:table-cell office:value-type="float" office:value="-501.5">
            <text:p>-501.5</text:p>
          </table:table-cell>
          <table:table-cell office:value-type="float" office:value="280.833333333333">
            <text:p>280.8333333333</text:p>
          </table:table-cell>
          <table:table-cell office:value-type="float" office:value="0">
            <text:p>0</text:p>
          </table:table-cell>
          <table:table-cell office:value-type="float" office:value="-0.0559023520231858">
            <text:p>-0.055902352</text:p>
          </table:table-cell>
          <table:table-cell office:value-type="float" office:value="0.0180217758668635">
            <text:p>0.0180217759</text:p>
          </table:table-cell>
          <table:table-cell office:value-type="float" office:value="0.64">
            <text:p>0.64</text:p>
          </table:table-cell>
          <table:table-cell office:value-type="float" office:value="0.810466910923829">
            <text:p>0.8104669109</text:p>
          </table:table-cell>
          <table:table-cell office:value-type="float" office:value="1.0637127929686">
            <text:p>1.063712793</text:p>
          </table:table-cell>
          <table:table-cell office:value-type="float" office:value="0">
            <text:p>0</text:p>
          </table:table-cell>
          <table:table-cell office:value-type="float" office:value="-12.0493527462438">
            <text:p>-12.0493527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office:value-type="float" office:value="627">
            <text:p>627</text:p>
          </table:table-cell>
          <table:table-cell office:value-type="float" office:value="361">
            <text:p>361</text:p>
          </table:table-cell>
          <table:table-cell office:value-type="float" office:value="3600">
            <text:p>3600</text:p>
          </table:table-cell>
          <table:table-cell office:value-type="float" office:value="8433">
            <text:p>8433</text:p>
          </table:table-cell>
          <table:table-cell office:value-type="float" office:value="14756">
            <text:p>14756</text:p>
          </table:table-cell>
          <table:table-cell office:value-type="float" office:value="0">
            <text:p>0</text:p>
          </table:table-cell>
          <table:table-cell office:value-type="float" office:value="-725.75">
            <text:p>-725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6060713862208">
            <text:p>-0.0860607139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13304136564399">
            <text:p>0.7133041366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-7.70239391586073">
            <text:p>-7.7023939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257">
            <text:p>257</text:p>
          </table:table-cell>
          <table:table-cell office:value-type="float" office:value="3227">
            <text:p>3227</text:p>
          </table:table-cell>
          <table:table-cell office:value-type="float" office:value="7974">
            <text:p>7974</text:p>
          </table:table-cell>
          <table:table-cell office:value-type="float" office:value="15113">
            <text:p>15113</text:p>
          </table:table-cell>
          <table:table-cell office:value-type="float" office:value="0">
            <text:p>0</text:p>
          </table:table-cell>
          <table:table-cell office:value-type="float" office:value="-424.25">
            <text:p>-424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32041635314773">
            <text:p>-0.0532041635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819333566353314">
            <text:p>0.8193335664</text:p>
          </table:table-cell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-12.6783313408954">
            <text:p>-12.6783313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3" office:value-type="float" office:value="5">
            <text:p>5</text:p>
          </table:table-cell>
          <table:table-cell office:value-type="float" office:value="367">
            <text:p>367</text:p>
          </table:table-cell>
          <table:table-cell office:value-type="float" office:value="608">
            <text:p>608</text:p>
          </table:table-cell>
          <table:table-cell office:value-type="float" office:value="367">
            <text:p>367</text:p>
          </table:table-cell>
          <table:table-cell office:value-type="float" office:value="2893">
            <text:p>2893</text:p>
          </table:table-cell>
          <table:table-cell office:value-type="float" office:value="7629">
            <text:p>7629</text:p>
          </table:table-cell>
          <table:table-cell office:value-type="float" office:value="15644">
            <text:p>15644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92">
            <text:p>0.92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3"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1033">
            <text:p>1033</text:p>
          </table:table-cell>
          <table:table-cell office:value-type="float" office:value="447">
            <text:p>447</text:p>
          </table:table-cell>
          <table:table-cell office:value-type="float" office:value="2593">
            <text:p>2593</text:p>
          </table:table-cell>
          <table:table-cell office:value-type="float" office:value="7384">
            <text:p>7384</text:p>
          </table:table-cell>
          <table:table-cell office:value-type="float" office:value="16193">
            <text:p>16193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4">
            <text:p>194</text:p>
          </table:table-cell>
          <table:table-cell office:value-type="float" office:value="6456">
            <text:p>6456</text:p>
          </table:table-cell>
          <table:table-cell office:value-type="float" office:value="18773.5">
            <text:p>18773.5</text:p>
          </table:table-cell>
          <table:table-cell office:value-type="float" office:value="11.095">
            <text:p>11.09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09">
            <text:p>509</text:p>
          </table:table-cell>
          <table:table-cell office:value-type="float" office:value="2324">
            <text:p>2324</text:p>
          </table:table-cell>
          <table:table-cell office:value-type="float" office:value="7206">
            <text:p>7206</text:p>
          </table:table-cell>
          <table:table-cell office:value-type="float" office:value="16762">
            <text:p>16762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95">
            <text:p>0.95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8">
            <text:p>188</text:p>
          </table:table-cell>
          <table:table-cell office:value-type="float" office:value="6362.33333333333">
            <text:p>6362.3333333333</text:p>
          </table:table-cell>
          <table:table-cell office:value-type="float" office:value="17082.3333333333">
            <text:p>17082.3333333333</text:p>
          </table:table-cell>
          <table:table-cell office:value-type="float" office:value="10.8866666666667">
            <text:p>10.88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37">
            <text:p>537</text:p>
          </table:table-cell>
          <table:table-cell office:value-type="float" office:value="2084">
            <text:p>2084</text:p>
          </table:table-cell>
          <table:table-cell office:value-type="float" office:value="6778">
            <text:p>6778</text:p>
          </table:table-cell>
          <table:table-cell office:value-type="float" office:value="17351">
            <text:p>17351</text:p>
          </table:table-cell>
          <table:table-cell table:number-columns-repeated="6"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1.12">
            <text:p>1.12</text:p>
          </table:table-cell>
          <table:table-cell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0.1">
            <text:p>30.1</text:p>
          </table:table-cell>
          <table:table-cell office:value-type="float" office:value="37.1">
            <text:p>37.1</text:p>
          </table:table-cell>
          <table:table-cell office:value-type="float" office:value="50.4">
            <text:p>50.4</text:p>
          </table:table-cell>
          <table:table-cell office:value-type="float" office:value="29079">
            <text:p>29079</text:p>
          </table:table-cell>
          <table:table-cell office:value-type="float" office:value="29208">
            <text:p>29208</text:p>
          </table:table-cell>
          <table:table-cell office:value-type="float" office:value="29434">
            <text:p>294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3:12.06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1279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8093">
                <text:p>2809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70">
                <text:p>18270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764">
                <text:p>18764</text:p>
              </table:table-cell>
              <table:table-cell office:value-type="float" office:value="25631">
                <text:p>2563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20280">
                <text:p>20280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564">
                <text:p>20564</text:p>
              </table:table-cell>
              <table:table-cell office:value-type="float" office:value="29357">
                <text:p>2935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9212">
                <text:p>19212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857">
                <text:p>14857</text:p>
              </table:table-cell>
              <table:table-cell office:value-type="float" office:value="20772">
                <text:p>20772</text:p>
              </table:table-cell>
              <table:table-cell office:value-type="float" office:value="34817">
                <text:p>348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015">
                <text:p>16015</text:p>
              </table:table-cell>
              <table:table-cell office:value-type="float" office:value="22094">
                <text:p>22094</text:p>
              </table:table-cell>
              <table:table-cell office:value-type="float" office:value="36949">
                <text:p>3694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145">
                <text:p>16145</text:p>
              </table:table-cell>
              <table:table-cell office:value-type="float" office:value="22018">
                <text:p>22018</text:p>
              </table:table-cell>
              <table:table-cell office:value-type="float" office:value="36907">
                <text:p>3690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405">
                <text:p>15405</text:p>
              </table:table-cell>
              <table:table-cell office:value-type="float" office:value="23388">
                <text:p>23388</text:p>
              </table:table-cell>
              <table:table-cell office:value-type="float" office:value="38864">
                <text:p>3886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857">
                <text:p>14857</text:p>
              </table:table-cell>
              <table:table-cell office:value-type="float" office:value="24932">
                <text:p>24932</text:p>
              </table:table-cell>
              <table:table-cell office:value-type="float" office:value="40051">
                <text:p>4005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270">
                <text:p>16270</text:p>
              </table:table-cell>
              <table:table-cell office:value-type="float" office:value="27475">
                <text:p>27475</text:p>
              </table:table-cell>
              <table:table-cell office:value-type="float" office:value="42355">
                <text:p>4235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7586">
                <text:p>27586</text:p>
              </table:table-cell>
              <table:table-cell office:value-type="float" office:value="45499">
                <text:p>4549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28995">
                <text:p>28995</text:p>
              </table:table-cell>
              <table:table-cell office:value-type="float" office:value="48192">
                <text:p>4819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578">
                <text:p>20578</text:p>
              </table:table-cell>
              <table:table-cell office:value-type="float" office:value="30072">
                <text:p>30072</text:p>
              </table:table-cell>
              <table:table-cell office:value-type="float" office:value="47330">
                <text:p>4733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727">
                <text:p>21727</text:p>
              </table:table-cell>
              <table:table-cell office:value-type="float" office:value="31415">
                <text:p>31415</text:p>
              </table:table-cell>
              <table:table-cell office:value-type="float" office:value="45386">
                <text:p>4538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754">
                <text:p>21754</text:p>
              </table:table-cell>
              <table:table-cell office:value-type="float" office:value="33856">
                <text:p>33856</text:p>
              </table:table-cell>
              <table:table-cell office:value-type="float" office:value="45862">
                <text:p>458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1742">
                <text:p>21742</text:p>
              </table:table-cell>
              <table:table-cell office:value-type="float" office:value="34274">
                <text:p>34274</text:p>
              </table:table-cell>
              <table:table-cell office:value-type="float" office:value="47909">
                <text:p>4790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642">
                <text:p>22642</text:p>
              </table:table-cell>
              <table:table-cell office:value-type="float" office:value="34050">
                <text:p>34050</text:p>
              </table:table-cell>
              <table:table-cell office:value-type="float" office:value="47373">
                <text:p>4737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736">
                <text:p>33736</text:p>
              </table:table-cell>
              <table:table-cell office:value-type="float" office:value="49882">
                <text:p>4988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4910">
                <text:p>24910</text:p>
              </table:table-cell>
              <table:table-cell office:value-type="float" office:value="33764">
                <text:p>33764</text:p>
              </table:table-cell>
              <table:table-cell office:value-type="float" office:value="51890">
                <text:p>5189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4666">
                <text:p>34666</text:p>
              </table:table-cell>
              <table:table-cell office:value-type="float" office:value="49893">
                <text:p>498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3642">
                <text:p>33642</text:p>
              </table:table-cell>
              <table:table-cell office:value-type="float" office:value="47489">
                <text:p>4748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392">
                <text:p>32392</text:p>
              </table:table-cell>
              <table:table-cell office:value-type="float" office:value="49139">
                <text:p>4913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045">
                <text:p>25045</text:p>
              </table:table-cell>
              <table:table-cell office:value-type="float" office:value="32342">
                <text:p>32342</text:p>
              </table:table-cell>
              <table:table-cell office:value-type="float" office:value="49783">
                <text:p>4978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610">
                <text:p>25610</text:p>
              </table:table-cell>
              <table:table-cell office:value-type="float" office:value="33508">
                <text:p>33508</text:p>
              </table:table-cell>
              <table:table-cell office:value-type="float" office:value="47523">
                <text:p>4752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214">
                <text:p>33214</text:p>
              </table:table-cell>
              <table:table-cell office:value-type="float" office:value="48930">
                <text:p>489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196">
                <text:p>34196</text:p>
              </table:table-cell>
              <table:table-cell office:value-type="float" office:value="49776">
                <text:p>497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936">
                <text:p>35936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270">
                <text:p>34270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642">
                <text:p>34642</text:p>
              </table:table-cell>
              <table:table-cell office:value-type="float" office:value="50834">
                <text:p>5083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425">
                <text:p>35425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428">
                <text:p>36428</text:p>
              </table:table-cell>
              <table:table-cell office:value-type="float" office:value="52093">
                <text:p>5209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5972">
                <text:p>35972</text:p>
              </table:table-cell>
              <table:table-cell office:value-type="float" office:value="53497">
                <text:p>5349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413">
                <text:p>25413</text:p>
              </table:table-cell>
              <table:table-cell office:value-type="float" office:value="35456">
                <text:p>35456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4940">
                <text:p>3494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147">
                <text:p>35147</text:p>
              </table:table-cell>
              <table:table-cell office:value-type="float" office:value="49963">
                <text:p>4996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5308">
                <text:p>35308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074">
                <text:p>23074</text:p>
              </table:table-cell>
              <table:table-cell office:value-type="float" office:value="34592">
                <text:p>34592</text:p>
              </table:table-cell>
              <table:table-cell office:value-type="float" office:value="48961">
                <text:p>48961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08">
                <text:p>33508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418">
                <text:p>31418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735">
                <text:p>22735</text:p>
              </table:table-cell>
              <table:table-cell office:value-type="float" office:value="30556">
                <text:p>30556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0788">
                <text:p>30788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996">
                <text:p>29996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204">
                <text:p>22204</text:p>
              </table:table-cell>
              <table:table-cell office:value-type="float" office:value="29404">
                <text:p>29404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9350">
                <text:p>19350</text:p>
              </table:table-cell>
              <table:table-cell office:value-type="float" office:value="28428">
                <text:p>28428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352">
                <text:p>16352</text:p>
              </table:table-cell>
              <table:table-cell office:value-type="float" office:value="27741">
                <text:p>27741</text:p>
              </table:table-cell>
              <table:table-cell office:value-type="float" office:value="41704">
                <text:p>417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24380">
                <text:p>24380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23928">
                <text:p>23928</text:p>
              </table:table-cell>
              <table:table-cell office:value-type="float" office:value="39341">
                <text:p>39341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23656">
                <text:p>23656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22413">
                <text:p>22413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21541">
                <text:p>21541</text:p>
              </table:table-cell>
              <table:table-cell office:value-type="float" office:value="39362">
                <text:p>3936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648">
                <text:p>9648</text:p>
              </table:table-cell>
              <table:table-cell office:value-type="float" office:value="20852">
                <text:p>20852</text:p>
              </table:table-cell>
              <table:table-cell office:value-type="float" office:value="37618">
                <text:p>3761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9792">
                <text:p>9792</text:p>
              </table:table-cell>
              <table:table-cell office:value-type="float" office:value="18950">
                <text:p>18950</text:p>
              </table:table-cell>
              <table:table-cell office:value-type="float" office:value="33222">
                <text:p>3322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6980">
                <text:p>16980</text:p>
              </table:table-cell>
              <table:table-cell office:value-type="float" office:value="27903">
                <text:p>2790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4454">
                <text:p>14454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955">
                <text:p>14955</text:p>
              </table:table-cell>
              <table:table-cell office:value-type="float" office:value="22726">
                <text:p>2272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120">
                <text:p>9120</text:p>
              </table:table-cell>
              <table:table-cell office:value-type="float" office:value="15910">
                <text:p>15910</text:p>
              </table:table-cell>
              <table:table-cell office:value-type="float" office:value="23926">
                <text:p>2392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3980">
                <text:p>13980</text:p>
              </table:table-cell>
              <table:table-cell office:value-type="float" office:value="23198">
                <text:p>2319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2560">
                <text:p>12560</text:p>
              </table:table-cell>
              <table:table-cell office:value-type="float" office:value="22596">
                <text:p>22596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3257">
                <text:p>13257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5776">
                <text:p>5776</text:p>
              </table:table-cell>
              <table:table-cell office:value-type="float" office:value="12348">
                <text:p>12348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731">
                <text:p>10731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1552">
                <text:p>11552</text:p>
              </table:table-cell>
              <table:table-cell office:value-type="float" office:value="18522">
                <text:p>1852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7152">
                <text:p>7152</text:p>
              </table:table-cell>
              <table:table-cell office:value-type="float" office:value="12264">
                <text:p>12264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5776">
                <text:p>5776</text:p>
              </table:table-cell>
              <table:table-cell office:value-type="float" office:value="11191">
                <text:p>11191</text:p>
              </table:table-cell>
              <table:table-cell office:value-type="float" office:value="20360">
                <text:p>20360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112">
                <text:p>4112</text:p>
              </table:table-cell>
              <table:table-cell office:value-type="float" office:value="10740">
                <text:p>10740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72">
                <text:p>5872</text:p>
              </table:table-cell>
              <table:table-cell office:value-type="float" office:value="10802">
                <text:p>10802</text:p>
              </table:table-cell>
              <table:table-cell office:value-type="float" office:value="19930">
                <text:p>1993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137">
                <text:p>6137</text:p>
              </table:table-cell>
              <table:table-cell office:value-type="float" office:value="10330">
                <text:p>10330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4369">
                <text:p>4369</text:p>
              </table:table-cell>
              <table:table-cell office:value-type="float" office:value="9671">
                <text:p>9671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6239">
                <text:p>6239</text:p>
              </table:table-cell>
              <table:table-cell office:value-type="float" office:value="10740">
                <text:p>10740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508">
                <text:p>5508</text:p>
              </table:table-cell>
              <table:table-cell office:value-type="float" office:value="10362">
                <text:p>10362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713">
                <text:p>4713</text:p>
              </table:table-cell>
              <table:table-cell office:value-type="float" office:value="9412">
                <text:p>9412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4480">
                <text:p>4480</text:p>
              </table:table-cell>
              <table:table-cell office:value-type="float" office:value="9220">
                <text:p>9220</text:p>
              </table:table-cell>
              <table:table-cell office:value-type="float" office:value="17184">
                <text:p>1718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4016">
                <text:p>4016</text:p>
              </table:table-cell>
              <table:table-cell office:value-type="float" office:value="8971">
                <text:p>8971</text:p>
              </table:table-cell>
              <table:table-cell office:value-type="float" office:value="15583">
                <text:p>15583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3600">
                <text:p>3600</text:p>
              </table:table-cell>
              <table:table-cell office:value-type="float" office:value="8433">
                <text:p>8433</text:p>
              </table:table-cell>
              <table:table-cell office:value-type="float" office:value="14756">
                <text:p>14756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227">
                <text:p>3227</text:p>
              </table:table-cell>
              <table:table-cell office:value-type="float" office:value="7974">
                <text:p>7974</text:p>
              </table:table-cell>
              <table:table-cell office:value-type="float" office:value="15113">
                <text:p>1511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893">
                <text:p>2893</text:p>
              </table:table-cell>
              <table:table-cell office:value-type="float" office:value="7629">
                <text:p>7629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593">
                <text:p>2593</text:p>
              </table:table-cell>
              <table:table-cell office:value-type="float" office:value="7384">
                <text:p>7384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2324">
                <text:p>2324</text:p>
              </table:table-cell>
              <table:table-cell office:value-type="float" office:value="7206">
                <text:p>7206</text:p>
              </table:table-cell>
              <table:table-cell office:value-type="float" office:value="16762">
                <text:p>1676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2084">
                <text:p>2084</text:p>
              </table:table-cell>
              <table:table-cell office:value-type="float" office:value="6778">
                <text:p>6778</text:p>
              </table:table-cell>
              <table:table-cell office:value-type="float" office:value="17351">
                <text:p>17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362.33333333333">
                <text:p>636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8866666666667">
                <text:p>10.88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407243138581">
                <text:p>1.1340724313858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057154993359">
                <text:p>1.110571549933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04">
                <text:p>1.050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6445722183267">
                <text:p>1.1644572218326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829614171477">
                <text:p>1.0782961417147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665230421984">
                <text:p>1.086652304219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212483049759">
                <text:p>1.1221248304975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644672426455">
                <text:p>1.1964467242645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451757852868">
                <text:p>1.1745175785286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870116755396">
                <text:p>1.1387011675539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284059315522">
                <text:p>1.1828405931552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6507399646632">
                <text:p>1.1650739964663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7381818264433">
                <text:p>1.1738181826443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0687685733447">
                <text:p>1.2068768573344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6857361416322">
                <text:p>1.1685736141632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499528436222">
                <text:p>1.1149952843622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757988585255">
                <text:p>1.0875798858525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941000643839">
                <text:p>1.0794100064383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17450189397">
                <text:p>1.0461745018939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449925410341">
                <text:p>1.0444992541034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4123552084777">
                <text:p>1.0412355208477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44317727702">
                <text:p>1.0464431772770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85708635469688">
                <text:p>0.98570863546968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104846747087">
                <text:p>1.0410484674708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059290524895">
                <text:p>1.0505929052489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5647244435544">
                <text:p>0.99564724443554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797466529875">
                <text:p>1.0079746652987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95247681822">
                <text:p>1.009524768182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4863054287083">
                <text:p>0.96486305428708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5212013224369">
                <text:p>1.05212013224369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92362361788081">
                <text:p>0.99236236178808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525767610689">
                <text:p>1.04525767610689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950802511294">
                <text:p>1.0795080251129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35583801572255">
                <text:p>0.93558380157225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799336062025">
                <text:p>1.0679933606202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6504026335232">
                <text:p>0.90650402633523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3676852190332">
                <text:p>0.90367685219033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3600316543947">
                <text:p>0.9360031654394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130552525563">
                <text:p>1.06130552525563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1611578565733">
                <text:p>0.9161157856573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3167265924157">
                <text:p>0.90316726592415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94669726670433">
                <text:p>0.894669726670433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90481080880454">
                <text:p>0.89048108088045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77616931047175">
                <text:p>0.87761693104717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70455695713533">
                <text:p>0.870455695713533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95325879730087">
                <text:p>0.89532587973008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28339883284295">
                <text:p>0.92833988328429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719071966925769">
                <text:p>0.71907196692576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72744293966161">
                <text:p>0.87274429396616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761802895875754">
                <text:p>0.76180289587575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25418351450724">
                <text:p>0.925418351450724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99578363102053">
                <text:p>0.899578363102053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67992510377328">
                <text:p>0.86799251037732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10769940838936">
                <text:p>0.81076994083893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800741084761663">
                <text:p>0.800741084761663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59240233989686">
                <text:p>0.85924023398968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53946159566966">
                <text:p>0.85394615956696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37124224108268">
                <text:p>0.9371242241082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780334183800407">
                <text:p>0.78033418380040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3984205140168">
                <text:p>0.9398420514016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63238136248813">
                <text:p>0.863238136248813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2863600127551">
                <text:p>0.82863600127551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25565772189904">
                <text:p>0.92556577218990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49439747294211">
                <text:p>0.949439747294211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6255582660912">
                <text:p>0.9625558266091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26947829781846">
                <text:p>0.926947829781846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.16063900029671">
                <text:p>1.1606390002967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8509058815033">
                <text:p>0.98509058815033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919700177357512">
                <text:p>0.9197001773575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.0857407276322">
                <text:p>1.085740727632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.19418614726271">
                <text:p>1.19418614726271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707400825921232">
                <text:p>0.70740082592123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.0186485988084">
                <text:p>1.0186485988084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873650082109533">
                <text:p>0.873650082109533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810466910923829">
                <text:p>0.810466910923829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713304136564399">
                <text:p>0.713304136564399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0.819333566353314">
                <text:p>0.8193335663533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3.5">
                <text:p>18773.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7082.3333333333">
                <text:p>1708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